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699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6.10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5.07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785cm"/>
    </style:style>
    <style:style style:name="co17" style:family="table-column">
      <style:table-column-properties fo:break-before="auto" style:column-width="8.613cm"/>
    </style:style>
    <style:style style:name="co18" style:family="table-column">
      <style:table-column-properties fo:break-before="auto" style:column-width="7.715cm"/>
    </style:style>
    <style:style style:name="co19" style:family="table-column">
      <style:table-column-properties fo:break-before="auto" style:column-width="4.011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2.704cm"/>
    </style:style>
    <style:style style:name="co22" style:family="table-column">
      <style:table-column-properties fo:break-before="auto" style:column-width="2.24cm"/>
    </style:style>
    <style:style style:name="co23" style:family="table-column">
      <style:table-column-properties fo:break-before="auto" style:column-width="4.692cm"/>
    </style:style>
    <style:style style:name="co24" style:family="table-column">
      <style:table-column-properties fo:break-before="auto" style:column-width="4.473cm"/>
    </style:style>
    <style:style style:name="co25" style:family="table-column">
      <style:table-column-properties fo:break-before="auto" style:column-width="1.559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4.528cm"/>
    </style:style>
    <style:style style:name="co29" style:family="table-column">
      <style:table-column-properties fo:break-before="auto" style:column-width="4.501cm"/>
    </style:style>
    <style:style style:name="co30" style:family="table-column">
      <style:table-column-properties fo:break-before="auto" style:column-width="2.35cm"/>
    </style:style>
    <style:style style:name="co31" style:family="table-column">
      <style:table-column-properties fo:break-before="auto" style:column-width="7.77cm"/>
    </style:style>
    <style:style style:name="co32" style:family="table-column">
      <style:table-column-properties fo:break-before="auto" style:column-width="6.87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featurecla</text:p>
          </table:table-cell>
          <table:table-cell office:value-type="string" calcext:value-type="string">
            <text:p>scalerank</text:p>
          </table:table-cell>
          <table:table-cell office:value-type="string" calcext:value-type="string">
            <text:p>LABELRANK</text:p>
          </table:table-cell>
          <table:table-cell office:value-type="string" calcext:value-type="string">
            <text:p>SOVEREIGNT</text:p>
          </table:table-cell>
          <table:table-cell office:value-type="string" calcext:value-type="string">
            <text:p>SOV_A3</text:p>
          </table:table-cell>
          <table:table-cell office:value-type="string" calcext:value-type="string">
            <text:p>ADM0_DIF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0_A3</text:p>
          </table:table-cell>
          <table:table-cell office:value-type="string" calcext:value-type="string">
            <text:p>GEOUNIT</text:p>
          </table:table-cell>
          <table:table-cell office:value-type="string" calcext:value-type="string">
            <text:p>GU_A3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SU_A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_LONG</text:p>
          </table:table-cell>
          <table:table-cell office:value-type="string" calcext:value-type="string">
            <text:p>BRK_A3</text:p>
          </table:table-cell>
          <table:table-cell office:value-type="string" calcext:value-type="string">
            <text:p>BRK_NAME</text:p>
          </table:table-cell>
          <table:table-cell office:value-type="string" calcext:value-type="string">
            <text:p>BRK_GROUP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FORMAL_EN</text:p>
          </table:table-cell>
          <table:table-cell office:value-type="string" calcext:value-type="string">
            <text:p>NAME_CIAWF</text:p>
          </table:table-cell>
          <table:table-cell office:value-type="string" calcext:value-type="string">
            <text:p>NAME_SORT</text:p>
          </table:table-cell>
          <table:table-cell office:value-type="string" calcext:value-type="string">
            <text:p>NAME_ALT</text:p>
          </table:table-cell>
          <table:table-cell office:value-type="string" calcext:value-type="string">
            <text:p>MAPCOLOR7</text:p>
          </table:table-cell>
          <table:table-cell office:value-type="string" calcext:value-type="string">
            <text:p>MAPCOLOR8</text:p>
          </table:table-cell>
          <table:table-cell office:value-type="string" calcext:value-type="string">
            <text:p>MAPCOLOR9</text:p>
          </table:table-cell>
          <table:table-cell office:value-type="string" calcext:value-type="string">
            <text:p>MAPCOLOR13</text:p>
          </table:table-cell>
          <table:table-cell office:value-type="string" calcext:value-type="string">
            <text:p>POP_EST</text:p>
          </table:table-cell>
          <table:table-cell office:value-type="string" calcext:value-type="string">
            <text:p>POP_RANK</text:p>
          </table:table-cell>
          <table:table-cell office:value-type="string" calcext:value-type="string">
            <text:p>POP_YEAR</text:p>
          </table:table-cell>
          <table:table-cell office:value-type="string" calcext:value-type="string">
            <text:p>GDP_MD</text:p>
          </table:table-cell>
          <table:table-cell office:value-type="string" calcext:value-type="string">
            <text:p>GDP_YEAR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INCOME_GRP</text:p>
          </table:table-cell>
          <table:table-cell office:value-type="string" calcext:value-type="string">
            <text:p>ISO_A2</text:p>
          </table:table-cell>
          <table:table-cell office:value-type="string" calcext:value-type="string">
            <text:p>ISO_A3</text:p>
          </table:table-cell>
          <table:table-cell office:value-type="string" calcext:value-type="string">
            <text:p>ISO_N3</text:p>
          </table:table-cell>
          <table:table-cell office:value-type="string" calcext:value-type="string">
            <text:p>ADM0_ISO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REGION_UN</text:p>
          </table:table-cell>
          <table:table-cell office:value-type="string" calcext:value-type="string">
            <text:p>SUBREGION</text:p>
          </table:table-cell>
          <table:table-cell office:value-type="string" calcext:value-type="string">
            <text:p>REGION_WB</text:p>
          </table:table-cell>
          <table:table-cell office:value-type="string" calcext:value-type="string">
            <text:p>WIKIDATAID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E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Indo.</text:p>
          </table:table-cell>
          <table:table-cell office:value-type="string" calcext:value-type="string">
            <text:p>INDO</text:p>
          </table:table-cell>
          <table:table-cell office:value-type="string" calcext:value-type="string">
            <text:p>Republic of Indonesia</text:p>
          </table:table-cell>
          <table:table-cell table:number-columns-repeated="2" office:value-type="string" calcext:value-type="string">
            <text:p>Indonesia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0625568" calcext:value-type="float">
            <text:p>270625568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119190" calcext:value-type="float">
            <text:p>11191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. Emerging region: MIKT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DN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252</text:p>
          </table:table-cell>
          <table:table-cell table:number-columns-repeated="2"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/>
          <table:table-cell office:value-type="string" calcext:value-type="string">
            <text:p>Malay.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Malaysi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949777" calcext:value-type="float">
            <text:p>31949777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364681" calcext:value-type="float">
            <text:p>3646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YS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83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s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epublic of Chile</text:p>
          </table:table-cell>
          <table:table-cell table:number-columns-repeated="2" office:value-type="string" calcext:value-type="string">
            <text:p>Ch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952038" calcext:value-type="float">
            <text:p>18952038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282318" calcext:value-type="float">
            <text:p>2823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98</text:p>
          </table:table-cell>
          <table:table-cell table:number-columns-repeated="2"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Plurinational State of Bolivia</text:p>
          </table:table-cell>
          <table:table-cell table:number-columns-repeated="2" office:value-type="string" calcext:value-type="string">
            <text:p>Boliv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13100" calcext:value-type="float">
            <text:p>11513100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40895" calcext:value-type="float">
            <text:p>4089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50</text:p>
          </table:table-cell>
          <table:table-cell table:number-columns-repeated="2"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public of Peru</text:p>
          </table:table-cell>
          <table:table-cell table:number-columns-repeated="2" office:value-type="string" calcext:value-type="string">
            <text:p>Peru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510453" calcext:value-type="float">
            <text:p>32510453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226848" calcext:value-type="float">
            <text:p>2268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419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ú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Arg.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entine Republic</text:p>
          </table:table-cell>
          <table:table-cell table:number-columns-repeated="2" office:value-type="string" calcext:value-type="string">
            <text:p>Argentin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4938712" calcext:value-type="float">
            <text:p>44938712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445445" calcext:value-type="float">
            <text:p>44544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414</text:p>
          </table:table-cell>
          <table:table-cell table:number-columns-repeated="2"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ekelia Sovereign Base Area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Dhekelia Sovereign Base Area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Dhekelia Sovereign Base Area</text:p>
          </table:table-cell>
          <table:table-cell office:value-type="string" calcext:value-type="string">
            <text:p>ESB</text:p>
          </table:table-cell>
          <table:table-cell table:number-columns-repeated="2" office:value-type="string" calcext:value-type="string">
            <text:p>Dhekelia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Dhekelia</text:p>
          </table:table-cell>
          <table:table-cell/>
          <table:table-cell office:value-type="string" calcext:value-type="string">
            <text:p>Dhek.</text:p>
          </table:table-cell>
          <table:table-cell office:value-type="string" calcext:value-type="string">
            <text:p>DH</text:p>
          </table:table-cell>
          <table:table-cell table:number-columns-repeated="2"/>
          <table:table-cell office:value-type="string" calcext:value-type="string">
            <text:p>Dhekelia Sovereign Base Area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850" calcext:value-type="float">
            <text:p>7850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314" calcext:value-type="float">
            <text:p>3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table:number-columns-repeated="4" office:value-type="float" office:value="-99" calcext:value-type="float">
            <text:p>-99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9206745</text:p>
          </table:table-cell>
          <table:table-cell office:value-type="string" calcext:value-type="string">
            <text:p>Dhekelia Cantonment</text:p>
          </table:table-cell>
          <table:table-cell office:value-type="string" calcext:value-type="string">
            <text:p>Dekel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yp.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Republic of Cyprus</text:p>
          </table:table-cell>
          <table:table-cell table:number-columns-repeated="2" office:value-type="string" calcext:value-type="string">
            <text:p>Cypr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98575" calcext:value-type="float">
            <text:p>1198575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4948" calcext:value-type="float">
            <text:p>249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YP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29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hipr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table:number-columns-repeated="2"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epublic of India</text:p>
          </table:table-cell>
          <table:table-cell table:number-columns-repeated="2" office:value-type="string" calcext:value-type="string">
            <text:p>Ind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6417754" calcext:value-type="float">
            <text:p>1366417754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2868929" calcext:value-type="float">
            <text:p>286892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. Emerging region: BRIC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ND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Q668</text:p>
          </table:table-cell>
          <table:table-cell table:number-columns-repeated="2"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eople's Republic of China</text:p>
          </table:table-cell>
          <table:table-cell table:number-columns-repeated="2" office:value-type="string" calcext:value-type="string">
            <text:p>China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97715000" calcext:value-type="float">
            <text:p>1397715000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4342903" calcext:value-type="float">
            <text:p>143429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. Emerging region: BRIC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N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148</text:p>
          </table:table-cell>
          <table:table-cell office:value-type="string" calcext:value-type="string">
            <text:p>People's Republic of China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u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table:number-columns-repeated="2"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Isr.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tate of Israel</text:p>
          </table:table-cell>
          <table:table-cell table:number-columns-repeated="2" office:value-type="string" calcext:value-type="string">
            <text:p>Israe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053300" calcext:value-type="float">
            <text:p>9053300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394652" calcext:value-type="float">
            <text:p>3946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ISR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01</text:p>
          </table:table-cell>
          <table:table-cell table:number-columns-repeated="2"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SX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SX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SX</text:p>
          </table:table-cell>
          <table:table-cell table:number-columns-repeated="2" office:value-type="string" calcext:value-type="string">
            <text:p>Palestine</text:p>
          </table:table-cell>
          <table:table-cell office:value-type="string" calcext:value-type="string">
            <text:p>PSX</text:p>
          </table:table-cell>
          <table:table-cell office:value-type="string" calcext:value-type="string">
            <text:p>Palestine</text:p>
          </table:table-cell>
          <table:table-cell/>
          <table:table-cell office:value-type="string" calcext:value-type="string">
            <text:p>Pal.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West Bank and Gaza</text:p>
          </table:table-cell>
          <table:table-cell/>
          <table:table-cell office:value-type="string" calcext:value-type="string">
            <text:p>Palestine (West Bank and Gaza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85306" calcext:value-type="float">
            <text:p>4685306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6276" calcext:value-type="float">
            <text:p>162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SX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23792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alesti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table:number-columns-repeated="2"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ebanon</text:p>
          </table:table-cell>
          <table:table-cell/>
          <table:table-cell office:value-type="string" calcext:value-type="string">
            <text:p>Leb.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ebanese Republic</text:p>
          </table:table-cell>
          <table:table-cell table:number-columns-repeated="2" office:value-type="string" calcext:value-type="string">
            <text:p>Lebanon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55713" calcext:value-type="float">
            <text:p>6855713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51991" calcext:value-type="float">
            <text:p>519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BN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2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íban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th.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ederal Democratic Republic of Ethiopia</text:p>
          </table:table-cell>
          <table:table-cell table:number-columns-repeated="2" office:value-type="string" calcext:value-type="string">
            <text:p>Ethiopia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2078730" calcext:value-type="float">
            <text:p>112078730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95912" calcext:value-type="float">
            <text:p>959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1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iopí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D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S. Sudan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S. Sudan</text:p>
          </table:table-cell>
          <table:table-cell/>
          <table:table-cell office:value-type="string" calcext:value-type="string">
            <text:p>S. Sud.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epublic of South Sudan</text:p>
          </table:table-cell>
          <table:table-cell table:number-columns-repeated="2" office:value-type="string" calcext:value-type="string">
            <text:p>South Sud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62113" calcext:value-type="float">
            <text:p>11062113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1998" calcext:value-type="float">
            <text:p>119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5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udán del Su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a</text:p>
          </table:table-cell>
          <table:table-cell/>
          <table:table-cell office:value-type="string" calcext:value-type="string">
            <text:p>Som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Federal Republic of Somalia</text:p>
          </table:table-cell>
          <table:table-cell table:number-columns-repeated="2" office:value-type="string" calcext:value-type="string">
            <text:p>Somali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192317" calcext:value-type="float">
            <text:p>10192317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4719" calcext:value-type="float">
            <text:p>47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45</text:p>
          </table:table-cell>
          <table:table-cell table:number-columns-repeated="2" office:value-type="string" calcext:value-type="string">
            <text:p>Somal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  <table:table-cell/>
          <table:table-cell office:value-type="string" calcext:value-type="string">
            <text:p>Ken.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Republic of Kenya</text:p>
          </table:table-cell>
          <table:table-cell table:number-columns-repeated="2" office:value-type="string" calcext:value-type="string">
            <text:p>Keny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2573973" calcext:value-type="float">
            <text:p>52573973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95503" calcext:value-type="float">
            <text:p>955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KEN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1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  <table:table-cell/>
          <table:table-cell office:value-type="string" calcext:value-type="string">
            <text:p>Mal.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Republic of Malawi</text:p>
          </table:table-cell>
          <table:table-cell table:number-columns-repeated="2" office:value-type="string" calcext:value-type="string">
            <text:p>Malaw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628747" calcext:value-type="float">
            <text:p>18628747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7666" calcext:value-type="float">
            <text:p>766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WI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20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alaui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anzania</text:p>
          </table:table-cell>
          <table:table-cell/>
          <table:table-cell office:value-type="string" calcext:value-type="string">
            <text:p>Tanz.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United Republic of Tanzania</text:p>
          </table:table-cell>
          <table:table-cell table:number-columns-repeated="2" office:value-type="string" calcext:value-type="string">
            <text:p>Tanzani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05463" calcext:value-type="float">
            <text:p>58005463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63177" calcext:value-type="float">
            <text:p>6317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TZA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24</text:p>
          </table:table-cell>
          <table:table-cell table:number-columns-repeated="2"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a</text:p>
          </table:table-cell>
          <table:table-cell/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ian Arab Republ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070135" calcext:value-type="float">
            <text:p>17070135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98830" calcext:value-type="float">
            <text:p>988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5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ir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table:number-columns-repeated="2"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maliland</text:p>
          </table:table-cell>
          <table:table-cell/>
          <table:table-cell office:value-type="string" calcext:value-type="string">
            <text:p>Solnd.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epublic of Somaliland</text:p>
          </table:table-cell>
          <table:table-cell/>
          <table:table-cell office:value-type="string" calcext:value-type="string">
            <text:p>Somalil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96159" calcext:value-type="float">
            <text:p>5096159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float" office:value="17836" calcext:value-type="float">
            <text:p>178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34754</text:p>
          </table:table-cell>
          <table:table-cell office:value-type="string" calcext:value-type="string">
            <text:p>Somaliland</text:p>
          </table:table-cell>
          <table:table-cell office:value-type="string" calcext:value-type="string">
            <text:p>Somaliland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Fr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Republic</text:p>
          </table:table-cell>
          <table:table-cell table:number-columns-repeated="2" office:value-type="string" calcext:value-type="string">
            <text:p>Fran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7059887" calcext:value-type="float">
            <text:p>67059887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2715518" calcext:value-type="float">
            <text:p>27155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. Developed region: G7</text:p>
          </table:table-cell>
          <table:table-cell office:value-type="string" calcext:value-type="string">
            <text:p>1. High income: OECD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FRA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4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Sur.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epublic of Suriname</text:p>
          </table:table-cell>
          <table:table-cell table:number-columns-repeated="2" office:value-type="string" calcext:value-type="string">
            <text:p>Surina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1363" calcext:value-type="float">
            <text:p>581363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3697" calcext:value-type="float">
            <text:p>369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30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inam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Guy.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Co-operative Republic of Guyana</text:p>
          </table:table-cell>
          <table:table-cell table:number-columns-repeated="2" office:value-type="string" calcext:value-type="string">
            <text:p>Guyan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82766" calcext:value-type="float">
            <text:p>782766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173" calcext:value-type="float">
            <text:p>517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34</text:p>
          </table:table-cell>
          <table:table-cell table:number-columns-repeated="2" office:value-type="string" calcext:value-type="string">
            <text:p>Guya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Republic of Korea</text:p>
          </table:table-cell>
          <table:table-cell/>
          <table:table-cell office:value-type="string" calcext:value-type="string">
            <text:p>S.K.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Korea, South</text:p>
          </table:table-cell>
          <table:table-cell office:value-type="string" calcext:value-type="string">
            <text:p>Korea, Rep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1709098" calcext:value-type="float">
            <text:p>51709098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1646739" calcext:value-type="float">
            <text:p>16467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. Emerging region: MIKT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KOR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884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Corea del Su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Dem. Rep.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Dem. Rep. Korea</text:p>
          </table:table-cell>
          <table:table-cell/>
          <table:table-cell office:value-type="string" calcext:value-type="string">
            <text:p>N.K.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Korea, North</text:p>
          </table:table-cell>
          <table:table-cell office:value-type="string" calcext:value-type="string">
            <text:p>Korea, Dem. Rep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666161" calcext:value-type="float">
            <text:p>25666161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40000" calcext:value-type="float">
            <text:p>400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RK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423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Corea del Nort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table:number-columns-repeated="2"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Mor.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ingdom of Morocco</text:p>
          </table:table-cell>
          <table:table-cell table:number-columns-repeated="2" office:value-type="string" calcext:value-type="string">
            <text:p>Morocco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471769" calcext:value-type="float">
            <text:p>36471769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19700" calcext:value-type="float">
            <text:p>1197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AR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1028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ruec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SA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W. Sahara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W. Sahara</text:p>
          </table:table-cell>
          <table:table-cell/>
          <table:table-cell office:value-type="string" calcext:value-type="string">
            <text:p>W. Sah.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hrawi Arab Democratic Republic</text:p>
          </table:table-cell>
          <table:table-cell table:number-columns-repeated="2" office:value-type="string" calcext:value-type="string">
            <text:p>Western Sahar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3253" calcext:value-type="float">
            <text:p>603253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907" calcext:value-type="float">
            <text:p>9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B28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6250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C.R.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epublic of Costa Rica</text:p>
          </table:table-cell>
          <table:table-cell table:number-columns-repeated="2" office:value-type="string" calcext:value-type="string">
            <text:p>Costa Ric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47561" calcext:value-type="float">
            <text:p>5047561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61801" calcext:value-type="float">
            <text:p>618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800</text:p>
          </table:table-cell>
          <table:table-cell table:number-columns-repeated="2"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Nic.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epublic of Nicaragua</text:p>
          </table:table-cell>
          <table:table-cell table:number-columns-repeated="2" office:value-type="string" calcext:value-type="string">
            <text:p>Nicaragu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545502" calcext:value-type="float">
            <text:p>6545502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12520" calcext:value-type="float">
            <text:p>125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811</text:p>
          </table:table-cell>
          <table:table-cell table:number-columns-repeated="2"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CO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Republic of the Congo</text:p>
          </table:table-cell>
          <table:table-cell/>
          <table:table-cell office:value-type="string" calcext:value-type="string">
            <text:p>Rep. Congo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Congo, Republic of the</text:p>
          </table:table-cell>
          <table:table-cell office:value-type="string" calcext:value-type="string">
            <text:p>Congo, Rep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380508" calcext:value-type="float">
            <text:p>5380508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12267" calcext:value-type="float">
            <text:p>1226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OG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71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República del Cong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O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Dem. Rep. Congo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Democratic Republic of the Congo</text:p>
          </table:table-cell>
          <table:table-cell/>
          <table:table-cell office:value-type="string" calcext:value-type="string">
            <text:p>D.R.C.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ongo, Democratic Republic of the</text:p>
          </table:table-cell>
          <table:table-cell office:value-type="string" calcext:value-type="string">
            <text:p>Congo, Dem. Rep.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6790567" calcext:value-type="float">
            <text:p>86790567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50400" calcext:value-type="float">
            <text:p>504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74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República Democrática del Cong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/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Kingdom of Bhutan</text:p>
          </table:table-cell>
          <table:table-cell table:number-columns-repeated="2" office:value-type="string" calcext:value-type="string">
            <text:p>Bhut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3092" calcext:value-type="float">
            <text:p>763092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2530" calcext:value-type="float">
            <text:p>25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TN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Q917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ut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Ukr.</text:p>
          </table:table-cell>
          <table:table-cell office:value-type="string" calcext:value-type="string">
            <text:p>UA</text:p>
          </table:table-cell>
          <table:table-cell table:number-columns-repeated="3" office:value-type="string" calcext:value-type="string">
            <text:p>Ukra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385155" calcext:value-type="float">
            <text:p>44385155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53781" calcext:value-type="float">
            <text:p>1537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1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cra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table:number-columns-repeated="2"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/>
          <table:table-cell office:value-type="string" calcext:value-type="string">
            <text:p>Bela.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public of Belarus</text:p>
          </table:table-cell>
          <table:table-cell table:number-columns-repeated="2" office:value-type="string" calcext:value-type="string">
            <text:p>Belar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466856" calcext:value-type="float">
            <text:p>9466856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63080" calcext:value-type="float">
            <text:p>630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LR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84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ielorrus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table:number-columns-repeated="2"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ibia</text:p>
          </table:table-cell>
          <table:table-cell/>
          <table:table-cell office:value-type="string" calcext:value-type="string">
            <text:p>Nam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public of Namibia</text:p>
          </table:table-cell>
          <table:table-cell table:number-columns-repeated="2" office:value-type="string" calcext:value-type="string">
            <text:p>Namib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94530" calcext:value-type="float">
            <text:p>2494530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2366" calcext:value-type="float">
            <text:p>1236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M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30</text:p>
          </table:table-cell>
          <table:table-cell table:number-columns-repeated="2" office:value-type="string" calcext:value-type="string">
            <text:p>Namib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table:number-columns-repeated="2"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S.Af.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Republic of South Africa</text:p>
          </table:table-cell>
          <table:table-cell table:number-columns-repeated="2" office:value-type="string" calcext:value-type="string">
            <text:p>South Afric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558270" calcext:value-type="float">
            <text:p>58558270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351431" calcext:value-type="float">
            <text:p>3514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ZAF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258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udáfric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t-Martin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aint-Martin</text:p>
          </table:table-cell>
          <table:table-cell/>
          <table:table-cell office:value-type="string" calcext:value-type="string">
            <text:p>St. M.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int-Martin (French part)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St. Martin (French part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8002" calcext:value-type="float">
            <text:p>38002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62" calcext:value-type="float">
            <text:p>5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26125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San Martí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Sint Maarten</text:p>
          </table:table-cell>
          <table:table-cell/>
          <table:table-cell office:value-type="string" calcext:value-type="string">
            <text:p>St. M.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St. Maarten (Dutch part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733" calcext:value-type="float">
            <text:p>4073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185" calcext:value-type="float">
            <text:p>11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6273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San Martí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  <table:table-cell/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Sultanate of Oman</text:p>
          </table:table-cell>
          <table:table-cell table:number-columns-repeated="2" office:value-type="string" calcext:value-type="string">
            <text:p>Om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74986" calcext:value-type="float">
            <text:p>4974986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76331" calcext:value-type="float">
            <text:p>763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MN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42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table:number-columns-repeated="2"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/>
          <table:table-cell office:value-type="string" calcext:value-type="string">
            <text:p>Uzb.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Republic of Uzbekistan</text:p>
          </table:table-cell>
          <table:table-cell table:number-columns-repeated="2" office:value-type="string" calcext:value-type="string">
            <text:p>Uzbekista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580650" calcext:value-type="float">
            <text:p>33580650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57921" calcext:value-type="float">
            <text:p>579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UZB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65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ekist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vereign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/>
          <table:table-cell office:value-type="string" calcext:value-type="string">
            <text:p>Kaz.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Republic of Kazakhstan</text:p>
          </table:table-cell>
          <table:table-cell table:number-columns-repeated="2" office:value-type="string" calcext:value-type="string">
            <text:p>Kazakhst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513930" calcext:value-type="float">
            <text:p>18513930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81665" calcext:value-type="float">
            <text:p>1816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KAZ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32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jist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table:number-columns-repeated="2"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ajikistan</text:p>
          </table:table-cell>
          <table:table-cell/>
          <table:table-cell office:value-type="string" calcext:value-type="string">
            <text:p>Tjk.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Republic of Tajikistan</text:p>
          </table:table-cell>
          <table:table-cell table:number-columns-repeated="2" office:value-type="string" calcext:value-type="string">
            <text:p>Tajikist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321018" calcext:value-type="float">
            <text:p>9321018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8116" calcext:value-type="float">
            <text:p>8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TJK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863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ayikist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Lith.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Republic of Lithuania</text:p>
          </table:table-cell>
          <table:table-cell table:number-columns-repeated="2" office:value-type="string" calcext:value-type="string">
            <text:p>Lithuan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86844" calcext:value-type="float">
            <text:p>2786844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4627" calcext:value-type="float">
            <text:p>546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TU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7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ua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table:number-columns-repeated="2"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derative Republic of Brazil</text:p>
          </table:table-cell>
          <table:table-cell table:number-columns-repeated="2" office:value-type="string" calcext:value-type="string">
            <text:p>Brazi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1049527" calcext:value-type="float">
            <text:p>211049527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839758" calcext:value-type="float">
            <text:p>183975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. Emerging region: BRIC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55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Ury.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Oriental Republic of Uruguay</text:p>
          </table:table-cell>
          <table:table-cell table:number-columns-repeated="2" office:value-type="string" calcext:value-type="string">
            <text:p>Urugua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61734" calcext:value-type="float">
            <text:p>3461734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6045" calcext:value-type="float">
            <text:p>5604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7</text:p>
          </table:table-cell>
          <table:table-cell table:number-columns-repeated="2"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/>
          <table:table-cell office:value-type="string" calcext:value-type="string">
            <text:p>Mong.</text:p>
          </table:table-cell>
          <table:table-cell office:value-type="string" calcext:value-type="string">
            <text:p>MN</text:p>
          </table:table-cell>
          <table:table-cell table:number-columns-repeated="3" office:value-type="string" calcext:value-type="string">
            <text:p>Mongo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25167" calcext:value-type="float">
            <text:p>3225167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3996" calcext:value-type="float">
            <text:p>139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NG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711</text:p>
          </table:table-cell>
          <table:table-cell table:number-columns-repeated="2" office:value-type="string" calcext:value-type="string">
            <text:p>Mongol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Rus.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 Feder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4373535" calcext:value-type="float">
            <text:p>144373535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699876" calcext:value-type="float">
            <text:p>169987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. Emerging region: BRIC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5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/>
          <table:table-cell office:value-type="string" calcext:value-type="string">
            <text:p>Cz.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2"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669709" calcext:value-type="float">
            <text:p>10669709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250680" calcext:value-type="float">
            <text:p>2506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ZE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13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República Chec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Ger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deral Republic of Germany</text:p>
          </table:table-cell>
          <table:table-cell table:number-columns-repeated="2" office:value-type="string" calcext:value-type="string">
            <text:p>Germ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3132799" calcext:value-type="float">
            <text:p>83132799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3861123" calcext:value-type="float">
            <text:p>38611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. Developed region: 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8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Est.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Republic of Estonia</text:p>
          </table:table-cell>
          <table:table-cell table:number-columns-repeated="2" office:value-type="string" calcext:value-type="string">
            <text:p>Estoni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26590" calcext:value-type="float">
            <text:p>1326590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31471" calcext:value-type="float">
            <text:p>3147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91</text:p>
          </table:table-cell>
          <table:table-cell table:number-columns-repeated="2"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Lat.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epublic of Latvia</text:p>
          </table:table-cell>
          <table:table-cell table:number-columns-repeated="2" office:value-type="string" calcext:value-type="string">
            <text:p>Latvi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12789" calcext:value-type="float">
            <text:p>1912789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34102" calcext:value-type="float">
            <text:p>34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VA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1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eto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No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ngdom of Norway</text:p>
          </table:table-cell>
          <table:table-cell table:number-columns-repeated="2" office:value-type="string" calcext:value-type="string">
            <text:p>Norwa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347896" calcext:value-type="float">
            <text:p>5347896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403336" calcext:value-type="float">
            <text:p>4033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ueg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Swe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ingdom of Sweden</text:p>
          </table:table-cell>
          <table:table-cell table:number-columns-repeated="2" office:value-type="string" calcext:value-type="string">
            <text:p>Swed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85453" calcext:value-type="float">
            <text:p>10285453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530883" calcext:value-type="float">
            <text:p>53088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WE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uec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Fin.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Republic of Finland</text:p>
          </table:table-cell>
          <table:table-cell table:number-columns-repeated="2" office:value-type="string" calcext:value-type="string">
            <text:p>Finlan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520314" calcext:value-type="float">
            <text:p>5520314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269296" calcext:value-type="float">
            <text:p>2692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IN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3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land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Viet.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Socialist Republic of Vietnam</text:p>
          </table:table-cell>
          <table:table-cell table:number-columns-repeated="2" office:value-type="string" calcext:value-type="string">
            <text:p>Vietna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6462106" calcext:value-type="float">
            <text:p>96462106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261921" calcext:value-type="float">
            <text:p>2619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VNM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881</text:p>
          </table:table-cell>
          <table:table-cell table:number-columns-repeated="2"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ambodia</text:p>
          </table:table-cell>
          <table:table-cell/>
          <table:table-cell office:value-type="string" calcext:value-type="string">
            <text:p>Camb.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ingdom of Cambodia</text:p>
          </table:table-cell>
          <table:table-cell table:number-columns-repeated="2" office:value-type="string" calcext:value-type="string">
            <text:p>Cambodi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486542" calcext:value-type="float">
            <text:p>16486542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27089" calcext:value-type="float">
            <text:p>270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HM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424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Camboy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Lux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rand Duchy of Luxembourg</text:p>
          </table:table-cell>
          <table:table-cell table:number-columns-repeated="2" office:value-type="string" calcext:value-type="string">
            <text:p>Luxembour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9896" calcext:value-type="float">
            <text:p>619896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71104" calcext:value-type="float">
            <text:p>71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UX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emburg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table:number-columns-repeated="2"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/>
          <table:table-cell office:value-type="string" calcext:value-type="string">
            <text:p>U.A.E.</text:p>
          </table:table-cell>
          <table:table-cell office:value-type="string" calcext:value-type="string">
            <text:p>AE</text:p>
          </table:table-cell>
          <table:table-cell table:number-columns-repeated="3" office:value-type="string" calcext:value-type="string">
            <text:p>United Arab Emirat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770529" calcext:value-type="float">
            <text:p>9770529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421142" calcext:value-type="float">
            <text:p>4211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RE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78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Emiratos Árabes Unid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el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ngdom of Belgium</text:p>
          </table:table-cell>
          <table:table-cell table:number-columns-repeated="2" office:value-type="string" calcext:value-type="string">
            <text:p>Belgi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484055" calcext:value-type="float">
            <text:p>11484055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533097" calcext:value-type="float">
            <text:p>53309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élgic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Geo.</text:p>
          </table:table-cell>
          <table:table-cell office:value-type="string" calcext:value-type="string">
            <text:p>GE</text:p>
          </table:table-cell>
          <table:table-cell table:number-columns-repeated="3" office:value-type="string" calcext:value-type="string">
            <text:p>Georgi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20382" calcext:value-type="float">
            <text:p>3720382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7477" calcext:value-type="float">
            <text:p>1747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GEO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30</text:p>
          </table:table-cell>
          <table:table-cell table:number-columns-repeated="2"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table:number-columns-repeated="2"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  <table:table-cell/>
          <table:table-cell office:value-type="string" calcext:value-type="string">
            <text:p>N. Mac.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epublic of North Macedonia</text:p>
          </table:table-cell>
          <table:table-cell table:number-columns-repeated="2" office:value-type="string" calcext:value-type="string">
            <text:p>North Macedoni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83459" calcext:value-type="float">
            <text:p>2083459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2547" calcext:value-type="float">
            <text:p>1254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MKD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21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acedonia del Nort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table:number-columns-repeated="2"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lb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epublic of Albania</text:p>
          </table:table-cell>
          <table:table-cell table:number-columns-repeated="2" office:value-type="string" calcext:value-type="string">
            <text:p>Alban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54191" calcext:value-type="float">
            <text:p>2854191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5279" calcext:value-type="float">
            <text:p>1527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22</text:p>
          </table:table-cell>
          <table:table-cell table:number-columns-repeated="2"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table:number-columns-repeated="2"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/>
          <table:table-cell office:value-type="string" calcext:value-type="string">
            <text:p>Aze.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Republic of Azerbaijan</text:p>
          </table:table-cell>
          <table:table-cell table:number-columns-repeated="2" office:value-type="string" calcext:value-type="string">
            <text:p>Azerbaij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23318" calcext:value-type="float">
            <text:p>10023318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48047" calcext:value-type="float">
            <text:p>4804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ZE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27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rbaiy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u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ovo</text:p>
          </table:table-cell>
          <table:table-cell/>
          <table:table-cell office:value-type="string" calcext:value-type="string">
            <text:p>Kos.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Republic of Kosovo</text:p>
          </table:table-cell>
          <table:table-cell table:number-columns-repeated="2" office:value-type="string" calcext:value-type="string">
            <text:p>Kosovo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94248" calcext:value-type="float">
            <text:p>1794248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7926" calcext:value-type="float">
            <text:p>79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SRB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246</text:p>
          </table:table-cell>
          <table:table-cell table:number-columns-repeated="2" office:value-type="string" calcext:value-type="string">
            <text:p>Kosov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Tur.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Republic of Turkey</text:p>
          </table:table-cell>
          <table:table-cell table:number-columns-repeated="2" office:value-type="string" calcext:value-type="string">
            <text:p>Turke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429615" calcext:value-type="float">
            <text:p>83429615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761425" calcext:value-type="float">
            <text:p>7614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. Emerging region: MIKT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4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quí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Sp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ingdom of Spain</text:p>
          </table:table-cell>
          <table:table-cell table:number-columns-repeated="2" office:value-type="string" calcext:value-type="string">
            <text:p>Spa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7076781" calcext:value-type="float">
            <text:p>47076781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393490" calcext:value-type="float">
            <text:p>13934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ESP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s</text:p>
          </table:table-cell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 PD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169455" calcext:value-type="float">
            <text:p>7169455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18173" calcext:value-type="float">
            <text:p>1817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AO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819</text:p>
          </table:table-cell>
          <table:table-cell table:number-columns-repeated="2" office:value-type="string" calcext:value-type="string">
            <text:p>La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table:number-columns-repeated="2"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/>
          <table:table-cell office:value-type="string" calcext:value-type="string">
            <text:p>Kgz.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 Republi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56900" calcext:value-type="float">
            <text:p>6456900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8454" calcext:value-type="float">
            <text:p>845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KGZ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813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irguist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table:number-columns-repeated="2"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.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epublic of Armenia</text:p>
          </table:table-cell>
          <table:table-cell table:number-columns-repeated="2" office:value-type="string" calcext:value-type="string">
            <text:p>Armeni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57731" calcext:value-type="float">
            <text:p>2957731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3672" calcext:value-type="float">
            <text:p>1367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M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99</text:p>
          </table:table-cell>
          <table:table-cell table:number-columns-repeated="2" office:value-type="string" calcext:value-type="string">
            <text:p>Arme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Den.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Kingdom of Denmark</text:p>
          </table:table-cell>
          <table:table-cell table:number-columns-repeated="2" office:value-type="string" calcext:value-type="string">
            <text:p>Denmar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818553" calcext:value-type="float">
            <text:p>5818553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350104" calcext:value-type="float">
            <text:p>35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NK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inamarc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ibya</text:p>
          </table:table-cell>
          <table:table-cell/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table:number-columns-repeated="3" office:value-type="string" calcext:value-type="string">
            <text:p>Liby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777452" calcext:value-type="float">
            <text:p>6777452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52091" calcext:value-type="float">
            <text:p>520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1016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ib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Tun.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epublic of Tunisia</text:p>
          </table:table-cell>
          <table:table-cell table:number-columns-repeated="2" office:value-type="string" calcext:value-type="string">
            <text:p>Tuni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694719" calcext:value-type="float">
            <text:p>11694719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38796" calcext:value-type="float">
            <text:p>387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948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únez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Rom.</text:p>
          </table:table-cell>
          <table:table-cell office:value-type="string" calcext:value-type="string">
            <text:p>RO</text:p>
          </table:table-cell>
          <table:table-cell table:number-columns-repeated="3" office:value-type="string" calcext:value-type="string">
            <text:p>Roman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356544" calcext:value-type="float">
            <text:p>19356544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250077" calcext:value-type="float">
            <text:p>25007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OU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18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a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table:number-columns-repeated="2"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Hun.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epublic of Hungary</text:p>
          </table:table-cell>
          <table:table-cell table:number-columns-repeated="2" office:value-type="string" calcext:value-type="string">
            <text:p>Hunga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769949" calcext:value-type="float">
            <text:p>9769949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163469" calcext:value-type="float">
            <text:p>16346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UN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rí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Svk.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ak Republi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54073" calcext:value-type="float">
            <text:p>5454073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105079" calcext:value-type="float">
            <text:p>10507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VK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14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slovaqu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Pol.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Republic of Poland</text:p>
          </table:table-cell>
          <table:table-cell table:number-columns-repeated="2" office:value-type="string" calcext:value-type="string">
            <text:p>Pol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970874" calcext:value-type="float">
            <text:p>37970874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595858" calcext:value-type="float">
            <text:p>59585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OL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6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o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Ire.</text:p>
          </table:table-cell>
          <table:table-cell office:value-type="string" calcext:value-type="string">
            <text:p>IRL</text:p>
          </table:table-cell>
          <table:table-cell table:number-columns-repeated="3" office:value-type="string" calcext:value-type="string">
            <text:p>Irelan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41444" calcext:value-type="float">
            <text:p>4941444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388698" calcext:value-type="float">
            <text:p>38869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RL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and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U.K.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 of Great Britain and Northern Ireland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834405" calcext:value-type="float">
            <text:p>66834405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2829108" calcext:value-type="float">
            <text:p>2829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. Developed region: 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4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ino Unid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Hellenic Republic</text:p>
          </table:table-cell>
          <table:table-cell table:number-columns-repeated="2" office:value-type="string" calcext:value-type="string">
            <text:p>Greece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716322" calcext:value-type="float">
            <text:p>10716322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209852" calcext:value-type="float">
            <text:p>2098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C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4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c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ambia</text:p>
          </table:table-cell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Republic of Zambia</text:p>
          </table:table-cell>
          <table:table-cell table:number-columns-repeated="2" office:value-type="string" calcext:value-type="string">
            <text:p>Zambi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861030" calcext:value-type="float">
            <text:p>17861030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23309" calcext:value-type="float">
            <text:p>233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ZMB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53</text:p>
          </table:table-cell>
          <table:table-cell table:number-columns-repeated="2" office:value-type="string" calcext:value-type="string">
            <text:p>Zamb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ierra Leone</text:p>
          </table:table-cell>
          <table:table-cell/>
          <table:table-cell office:value-type="string" calcext:value-type="string">
            <text:p>S.L.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epublic of Sierra Leone</text:p>
          </table:table-cell>
          <table:table-cell table:number-columns-repeated="2" office:value-type="string" calcext:value-type="string">
            <text:p>Sierra Le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813215" calcext:value-type="float">
            <text:p>7813215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4121" calcext:value-type="float">
            <text:p>41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LE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44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ierra Leo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uinea</text:p>
          </table:table-cell>
          <table:table-cell/>
          <table:table-cell office:value-type="string" calcext:value-type="string">
            <text:p>Gin.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Republic of Guinea</text:p>
          </table:table-cell>
          <table:table-cell table:number-columns-repeated="2" office:value-type="string" calcext:value-type="string">
            <text:p>Guine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771246" calcext:value-type="float">
            <text:p>12771246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2296" calcext:value-type="float">
            <text:p>122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GIN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06</text:p>
          </table:table-cell>
          <table:table-cell table:number-columns-repeated="2" office:value-type="string" calcext:value-type="string">
            <text:p>Guine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beria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epublic of Liberia</text:p>
          </table:table-cell>
          <table:table-cell table:number-columns-repeated="2" office:value-type="string" calcext:value-type="string">
            <text:p>Liberi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937374" calcext:value-type="float">
            <text:p>4937374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3070" calcext:value-type="float">
            <text:p>307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BR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14</text:p>
          </table:table-cell>
          <table:table-cell table:number-columns-repeated="2" office:value-type="string" calcext:value-type="string">
            <text:p>Liber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entral African Rep.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entral African Rep.</text:p>
          </table:table-cell>
          <table:table-cell/>
          <table:table-cell office:value-type="string" calcext:value-type="string">
            <text:p>C.A.R.</text:p>
          </table:table-cell>
          <table:table-cell office:value-type="string" calcext:value-type="string">
            <text:p>CF</text:p>
          </table:table-cell>
          <table:table-cell table:number-columns-repeated="3" office:value-type="string" calcext:value-type="string">
            <text:p>Central African Republi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745185" calcext:value-type="float">
            <text:p>4745185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220" calcext:value-type="float">
            <text:p>22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29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República Centroafrica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table:number-columns-repeated="2"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dan</text:p>
          </table:table-cell>
          <table:table-cell/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public of the Sudan</text:p>
          </table:table-cell>
          <table:table-cell table:number-columns-repeated="2" office:value-type="string" calcext:value-type="string">
            <text:p>Suda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813238" calcext:value-type="float">
            <text:p>42813238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30513" calcext:value-type="float">
            <text:p>305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SDZ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49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ud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  <table:table-cell/>
          <table:table-cell office:value-type="string" calcext:value-type="string">
            <text:p>Dji.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Republic of Djibouti</text:p>
          </table:table-cell>
          <table:table-cell table:number-columns-repeated="2" office:value-type="string" calcext:value-type="string">
            <text:p>Djibout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73560" calcext:value-type="float">
            <text:p>973560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3324" calcext:value-type="float">
            <text:p>332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DJI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977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Yibuti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  <table:table-cell/>
          <table:table-cell office:value-type="string" calcext:value-type="string">
            <text:p>Erit.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 of Eritrea</text:p>
          </table:table-cell>
          <table:table-cell table:number-columns-repeated="2" office:value-type="string" calcext:value-type="string">
            <text:p>Eritre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081196" calcext:value-type="float">
            <text:p>6081196</text:p>
          </table:table-cell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float" office:value="2065" calcext:value-type="float">
            <text:p>206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86</text:p>
          </table:table-cell>
          <table:table-cell table:number-columns-repeated="2" office:value-type="string" calcext:value-type="string">
            <text:p>Eritre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Au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public of Austria</text:p>
          </table:table-cell>
          <table:table-cell table:number-columns-repeated="2" office:value-type="string" calcext:value-type="string">
            <text:p>Austri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77067" calcext:value-type="float">
            <text:p>8877067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445075" calcext:value-type="float">
            <text:p>44507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T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40</text:p>
          </table:table-cell>
          <table:table-cell table:number-columns-repeated="2"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Republic of Iraq</text:p>
          </table:table-cell>
          <table:table-cell table:number-columns-repeated="2" office:value-type="string" calcext:value-type="string">
            <text:p>Iraq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309783" calcext:value-type="float">
            <text:p>39309783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234094" calcext:value-type="float">
            <text:p>23409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79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alian Republic</text:p>
          </table:table-cell>
          <table:table-cell table:number-columns-repeated="2" office:value-type="string" calcext:value-type="string">
            <text:p>Ital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297396" calcext:value-type="float">
            <text:p>60297396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2003576" calcext:value-type="float">
            <text:p>200357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. Developed region: 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Switz.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ss Confederation</text:p>
          </table:table-cell>
          <table:table-cell table:number-columns-repeated="2" office:value-type="string" calcext:value-type="string">
            <text:p>Switzer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74832" calcext:value-type="float">
            <text:p>8574832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703082" calcext:value-type="float">
            <text:p>70308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CHE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uiz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table:number-columns-repeated="2"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an, Islamic Rep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2913906" calcext:value-type="float">
            <text:p>82913906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453996" calcext:value-type="float">
            <text:p>4539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RN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794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Neth.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ingdom of the Netherlands</text:p>
          </table:table-cell>
          <table:table-cell table:number-columns-repeated="2" office:value-type="string" calcext:value-type="string">
            <text:p>Netherland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332850" calcext:value-type="float">
            <text:p>17332850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907050" calcext:value-type="float">
            <text:p>9070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LD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5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aíses Baj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/>
          <table:table-cell office:value-type="string" calcext:value-type="string">
            <text:p>Liech.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ncipality of Liechtenstein</text:p>
          </table:table-cell>
          <table:table-cell table:number-columns-repeated="2" office:value-type="string" calcext:value-type="string">
            <text:p>Liechtenste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019" calcext:value-type="float">
            <text:p>38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6876" calcext:value-type="float">
            <text:p>68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LIE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347</text:p>
          </table:table-cell>
          <table:table-cell table:number-columns-repeated="2" office:value-type="string" calcext:value-type="string">
            <text:p>Liechtenstei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table:number-columns-repeated="2"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ôte d'Ivoire</text:p>
          </table:table-cell>
          <table:table-cell/>
          <table:table-cell office:value-type="string" calcext:value-type="string">
            <text:p>I.C.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Republic of Ivory Coast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ôte d'Ivoi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716544" calcext:value-type="float">
            <text:p>25716544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58539" calcext:value-type="float">
            <text:p>585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IV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08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osta de Marfi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ublic of Serbia</text:p>
          </table:table-cell>
          <table:table-cell office:value-type="string" calcext:value-type="string">
            <text:p>SR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ublic of 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epublic of 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epublic of Serbia</text:p>
          </table:table-cell>
          <table:table-cell office:value-type="string" calcext:value-type="string">
            <text:p>SRB</text:p>
          </table:table-cell>
          <table:table-cell table:number-columns-repeated="2"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Serb.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epublic of Serbia</text:p>
          </table:table-cell>
          <table:table-cell table:number-columns-repeated="2" office:value-type="string" calcext:value-type="string">
            <text:p>Serbia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944975" calcext:value-type="float">
            <text:p>6944975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51475" calcext:value-type="float">
            <text:p>5147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RB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403</text:p>
          </table:table-cell>
          <table:table-cell table:number-columns-repeated="2" office:value-type="string" calcext:value-type="string">
            <text:p>Serb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epublic of Mali</text:p>
          </table:table-cell>
          <table:table-cell table:number-columns-repeated="2" office:value-type="string" calcext:value-type="string">
            <text:p>Mal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658031" calcext:value-type="float">
            <text:p>19658031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7279" calcext:value-type="float">
            <text:p>1727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1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alí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  <table:table-cell/>
          <table:table-cell office:value-type="string" calcext:value-type="string">
            <text:p>Sen.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Republic of Senegal</text:p>
          </table:table-cell>
          <table:table-cell table:number-columns-repeated="2" office:value-type="string" calcext:value-type="string">
            <text:p>Seneg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296364" calcext:value-type="float">
            <text:p>16296364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23578" calcext:value-type="float">
            <text:p>235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EN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41</text:p>
          </table:table-cell>
          <table:table-cell table:number-columns-repeated="2"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Federal Republic of Nigeria</text:p>
          </table:table-cell>
          <table:table-cell table:number-columns-repeated="2" office:value-type="string" calcext:value-type="string">
            <text:p>Nigeri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963599" calcext:value-type="float">
            <text:p>20096359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448120" calcext:value-type="float">
            <text:p>448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33</text:p>
          </table:table-cell>
          <table:table-cell table:number-columns-repeated="2"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Republic of Benin</text:p>
          </table:table-cell>
          <table:table-cell table:number-columns-repeated="2" office:value-type="string" calcext:value-type="string">
            <text:p>Ben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801151" calcext:value-type="float">
            <text:p>11801151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4390" calcext:value-type="float">
            <text:p>14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EN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6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í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Ang.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People's Republic of Angola</text:p>
          </table:table-cell>
          <table:table-cell table:number-columns-repeated="2" office:value-type="string" calcext:value-type="string">
            <text:p>Angol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825295" calcext:value-type="float">
            <text:p>31825295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88815" calcext:value-type="float">
            <text:p>888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O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16</text:p>
          </table:table-cell>
          <table:table-cell table:number-columns-repeated="2"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Cro.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public of Croatia</text:p>
          </table:table-cell>
          <table:table-cell table:number-columns-repeated="2" office:value-type="string" calcext:value-type="string">
            <text:p>Croati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67500" calcext:value-type="float">
            <text:p>4067500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60752" calcext:value-type="float">
            <text:p>607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RV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24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roac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Slo.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Republic of Slovenia</text:p>
          </table:table-cell>
          <table:table-cell table:number-columns-repeated="2" office:value-type="string" calcext:value-type="string">
            <text:p>Sloveni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87946" calcext:value-type="float">
            <text:p>2087946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4174" calcext:value-type="float">
            <text:p>541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VN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1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slove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  <table:table-cell/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State of Qatar</text:p>
          </table:table-cell>
          <table:table-cell table:number-columns-repeated="2" office:value-type="string" calcext:value-type="string">
            <text:p>Qat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32067" calcext:value-type="float">
            <text:p>2832067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75837" calcext:value-type="float">
            <text:p>1758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QAT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46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Cata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table:number-columns-repeated="2"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Saud.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Kingdom of Saudi Arabia</text:p>
          </table:table-cell>
          <table:table-cell table:number-columns-repeated="2" office:value-type="string" calcext:value-type="string">
            <text:p>Saudi Arabi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4268528" calcext:value-type="float">
            <text:p>34268528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792966" calcext:value-type="float">
            <text:p>79296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SAU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51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rabia Saudit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  <table:table-cell/>
          <table:table-cell office:value-type="string" calcext:value-type="string">
            <text:p>Bwa.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Republic of Botswana</text:p>
          </table:table-cell>
          <table:table-cell table:number-columns-repeated="2" office:value-type="string" calcext:value-type="string">
            <text:p>Botswan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03697" calcext:value-type="float">
            <text:p>2303697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8340" calcext:value-type="float">
            <text:p>1834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WA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63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otsua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  <table:table-cell/>
          <table:table-cell office:value-type="string" calcext:value-type="string">
            <text:p>Zimb.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Republic of Zimbabwe</text:p>
          </table:table-cell>
          <table:table-cell table:number-columns-repeated="2" office:value-type="string" calcext:value-type="string">
            <text:p>Zimbabw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645468" calcext:value-type="float">
            <text:p>14645468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21440" calcext:value-type="float">
            <text:p>2144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ZWE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54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imbabu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Pak.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slamic Republic of Pakistan</text:p>
          </table:table-cell>
          <table:table-cell table:number-columns-repeated="2" office:value-type="string" calcext:value-type="string">
            <text:p>Pakista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6565318" calcext:value-type="float">
            <text:p>216565318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278221" calcext:value-type="float">
            <text:p>2782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Q843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ist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Bulg.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Republic of Bulgaria</text:p>
          </table:table-cell>
          <table:table-cell table:number-columns-repeated="2" office:value-type="string" calcext:value-type="string">
            <text:p>Bulgari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975761" calcext:value-type="float">
            <text:p>6975761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68558" calcext:value-type="float">
            <text:p>6855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GR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19</text:p>
          </table:table-cell>
          <table:table-cell table:number-columns-repeated="2"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Thai.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Kingdom of Thailand</text:p>
          </table:table-cell>
          <table:table-cell table:number-columns-repeated="2" office:value-type="string" calcext:value-type="string">
            <text:p>Thail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9625582" calcext:value-type="float">
            <text:p>69625582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543548" calcext:value-type="float">
            <text:p>5435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HA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869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land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an Marino</text:p>
          </table:table-cell>
          <table:table-cell/>
          <table:table-cell office:value-type="string" calcext:value-type="string">
            <text:p>S.M.</text:p>
          </table:table-cell>
          <table:table-cell office:value-type="string" calcext:value-type="string">
            <text:p>RSM</text:p>
          </table:table-cell>
          <table:table-cell office:value-type="string" calcext:value-type="string">
            <text:p>Republic of San Marino</text:p>
          </table:table-cell>
          <table:table-cell table:number-columns-repeated="2" office:value-type="string" calcext:value-type="string">
            <text:p>San Mari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860" calcext:value-type="float">
            <text:p>33860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655" calcext:value-type="float">
            <text:p>16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MR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38</text:p>
          </table:table-cell>
          <table:table-cell table:number-columns-repeated="2" office:value-type="string" calcext:value-type="string">
            <text:p>San Marin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Republic of Haiti</text:p>
          </table:table-cell>
          <table:table-cell table:number-columns-repeated="2" office:value-type="string" calcext:value-type="string">
            <text:p>Hait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263077" calcext:value-type="float">
            <text:p>11263077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4332" calcext:value-type="float">
            <text:p>143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90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aití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n Rep.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n Rep.</text:p>
          </table:table-cell>
          <table:table-cell/>
          <table:table-cell office:value-type="string" calcext:value-type="string">
            <text:p>Dom. Rep.</text:p>
          </table:table-cell>
          <table:table-cell office:value-type="string" calcext:value-type="string">
            <text:p>DO</text:p>
          </table:table-cell>
          <table:table-cell table:number-columns-repeated="3" office:value-type="string" calcext:value-type="string">
            <text:p>Dominican Republ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738958" calcext:value-type="float">
            <text:p>10738958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88941" calcext:value-type="float">
            <text:p>889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86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República Dominica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table:number-columns-repeated="2"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Chad</text:p>
          </table:table-cell>
          <table:table-cell/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epublic of Chad</text:p>
          </table:table-cell>
          <table:table-cell table:number-columns-repeated="2" office:value-type="string" calcext:value-type="string">
            <text:p>Cha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946876" calcext:value-type="float">
            <text:p>15946876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1314" calcext:value-type="float">
            <text:p>113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CD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657</text:p>
          </table:table-cell>
          <table:table-cell table:number-columns-repeated="2"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/>
          <table:table-cell office:value-type="string" calcext:value-type="string">
            <text:p>Kwt.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State of Kuwait</text:p>
          </table:table-cell>
          <table:table-cell table:number-columns-repeated="2" office:value-type="string" calcext:value-type="string">
            <text:p>Kuwait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4207083" calcext:value-type="float">
            <text:p>4207083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34628" calcext:value-type="float">
            <text:p>1346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KWT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17</text:p>
          </table:table-cell>
          <table:table-cell table:number-columns-repeated="2"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El. S.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Republic of El Salvador</text:p>
          </table:table-cell>
          <table:table-cell table:number-columns-repeated="2" office:value-type="string" calcext:value-type="string">
            <text:p>El Salvad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53553" calcext:value-type="float">
            <text:p>6453553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27022" calcext:value-type="float">
            <text:p>270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92</text:p>
          </table:table-cell>
          <table:table-cell table:number-columns-repeated="2"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Guat.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Republic of Guatemala</text:p>
          </table:table-cell>
          <table:table-cell table:number-columns-repeated="2" office:value-type="string" calcext:value-type="string">
            <text:p>Guatemal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604026" calcext:value-type="float">
            <text:p>16604026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76710" calcext:value-type="float">
            <text:p>767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74</text:p>
          </table:table-cell>
          <table:table-cell table:number-columns-repeated="2"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imor-Leste</text:p>
          </table:table-cell>
          <table:table-cell/>
          <table:table-cell office:value-type="string" calcext:value-type="string">
            <text:p>T.L.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Democratic Republic of Timor-Leste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East Tim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93119" calcext:value-type="float">
            <text:p>1293119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TLS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574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Timor Orienta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ei</text:p>
          </table:table-cell>
          <table:table-cell/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Negara Brunei Darussalam</text:p>
          </table:table-cell>
          <table:table-cell table:number-columns-repeated="2" office:value-type="string" calcext:value-type="string">
            <text:p>Brunei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33285" calcext:value-type="float">
            <text:p>433285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3469" calcext:value-type="float">
            <text:p>1346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RN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921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unéi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onaco</text:p>
          </table:table-cell>
          <table:table-cell/>
          <table:table-cell office:value-type="string" calcext:value-type="string">
            <text:p>Mco.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rincipality of Monaco</text:p>
          </table:table-cell>
          <table:table-cell table:number-columns-repeated="2" office:value-type="string" calcext:value-type="string">
            <text:p>Monac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8964" calcext:value-type="float">
            <text:p>38964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7188" calcext:value-type="float">
            <text:p>71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CO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35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ónac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table:number-columns-repeated="2"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/>
          <table:table-cell office:value-type="string" calcext:value-type="string">
            <text:p>Alg.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People's Democratic Republic of Algeria</text:p>
          </table:table-cell>
          <table:table-cell table:number-columns-repeated="2" office:value-type="string" calcext:value-type="string">
            <text:p>Algeri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053054" calcext:value-type="float">
            <text:p>43053054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71091" calcext:value-type="float">
            <text:p>1710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ZA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262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rgel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Moz.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Republic of Mozambique</text:p>
          </table:table-cell>
          <table:table-cell table:number-columns-repeated="2" office:value-type="string" calcext:value-type="string">
            <text:p>Mozambiqu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366036" calcext:value-type="float">
            <text:p>30366036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5291" calcext:value-type="float">
            <text:p>152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OZ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29</text:p>
          </table:table-cell>
          <table:table-cell table:number-columns-repeated="2"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Kingdom of 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eSwatini</text:p>
          </table:table-cell>
          <table:table-cell/>
          <table:table-cell office:value-type="string" calcext:value-type="string">
            <text:p>eSw.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Kingdom of eSwatini</text:p>
          </table:table-cell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Swazil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48130" calcext:value-type="float">
            <text:p>1148130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4471" calcext:value-type="float">
            <text:p>447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WZ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50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uaziland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  <table:table-cell/>
          <table:table-cell office:value-type="string" calcext:value-type="string">
            <text:p>Bur.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epublic of Burundi</text:p>
          </table:table-cell>
          <table:table-cell table:number-columns-repeated="2" office:value-type="string" calcext:value-type="string">
            <text:p>Burundi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530580" calcext:value-type="float">
            <text:p>11530580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3012" calcext:value-type="float">
            <text:p>30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DI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67</text:p>
          </table:table-cell>
          <table:table-cell table:number-columns-repeated="2"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anda</text:p>
          </table:table-cell>
          <table:table-cell/>
          <table:table-cell office:value-type="string" calcext:value-type="string">
            <text:p>Rwa.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public of Rwanda</text:p>
          </table:table-cell>
          <table:table-cell table:number-columns-repeated="2" office:value-type="string" calcext:value-type="string">
            <text:p>Rwan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626950" calcext:value-type="float">
            <text:p>12626950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0354" calcext:value-type="float">
            <text:p>1035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WA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37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uand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yanmar</text:p>
          </table:table-cell>
          <table:table-cell/>
          <table:table-cell office:value-type="string" calcext:value-type="string">
            <text:p>Myan.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epublic of the Union of Myanmar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yanma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4045420" calcext:value-type="float">
            <text:p>54045420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76085" calcext:value-type="float">
            <text:p>760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MR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836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Birma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/>
          <table:table-cell office:value-type="string" calcext:value-type="string">
            <text:p>Bang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People's Republic of Bangladesh</text:p>
          </table:table-cell>
          <table:table-cell table:number-columns-repeated="2" office:value-type="string" calcext:value-type="string">
            <text:p>Banglades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3046161" calcext:value-type="float">
            <text:p>163046161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302571" calcext:value-type="float">
            <text:p>30257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GD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Q902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angladé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orra</text:p>
          </table:table-cell>
          <table:table-cell/>
          <table:table-cell office:value-type="string" calcext:value-type="string">
            <text:p>And.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rincipality of Andorra</text:p>
          </table:table-cell>
          <table:table-cell table:number-columns-repeated="2" office:value-type="string" calcext:value-type="string">
            <text:p>Andor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142" calcext:value-type="float">
            <text:p>77142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3154" calcext:value-type="float">
            <text:p>315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28</text:p>
          </table:table-cell>
          <table:table-cell table:number-columns-repeated="2"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Afg.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slamic State of Afghanistan</text:p>
          </table:table-cell>
          <table:table-cell table:number-columns-repeated="2" office:value-type="string" calcext:value-type="string">
            <text:p>Afghanist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8041754" calcext:value-type="float">
            <text:p>38041754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9291" calcext:value-type="float">
            <text:p>192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Q88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anist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ontenegro</text:p>
          </table:table-cell>
          <table:table-cell/>
          <table:table-cell office:value-type="string" calcext:value-type="string">
            <text:p>Mont.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Montenegr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2137" calcext:value-type="float">
            <text:p>622137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542" calcext:value-type="float">
            <text:p>55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NE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36</text:p>
          </table:table-cell>
          <table:table-cell table:number-columns-repeated="2" office:value-type="string" calcext:value-type="string">
            <text:p>Montenegr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osnia and Herz.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osnia and Herz.</text:p>
          </table:table-cell>
          <table:table-cell/>
          <table:table-cell office:value-type="string" calcext:value-type="string">
            <text:p>B.H.</text:p>
          </table:table-cell>
          <table:table-cell office:value-type="string" calcext:value-type="string">
            <text:p>BiH</text:p>
          </table:table-cell>
          <table:table-cell table:number-columns-repeated="3" office:value-type="string" calcext:value-type="string">
            <text:p>Bosnia and Herzegovin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000" calcext:value-type="float">
            <text:p>3301000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0164" calcext:value-type="float">
            <text:p>2016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IH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25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ia y Herzegovi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anda</text:p>
          </table:table-cell>
          <table:table-cell/>
          <table:table-cell office:value-type="string" calcext:value-type="string">
            <text:p>Uga.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Republic of Uganda</text:p>
          </table:table-cell>
          <table:table-cell table:number-columns-repeated="2" office:value-type="string" calcext:value-type="string">
            <text:p>Ugand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269594" calcext:value-type="float">
            <text:p>44269594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35165" calcext:value-type="float">
            <text:p>351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GA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36</text:p>
          </table:table-cell>
          <table:table-cell table:number-columns-repeated="2"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 Naval Base Guantanamo Bay</text:p>
          </table:table-cell>
          <table:table-cell office:value-type="string" calcext:value-type="string">
            <text:p>USG</text:p>
          </table:table-cell>
          <table:table-cell office:value-type="string" calcext:value-type="string">
            <text:p>US Naval Base Guantanamo Bay</text:p>
          </table:table-cell>
          <table:table-cell office:value-type="string" calcext:value-type="string">
            <text:p>USG</text:p>
          </table:table-cell>
          <table:table-cell office:value-type="string" calcext:value-type="string">
            <text:p>US Naval Base Guantanamo Bay</text:p>
          </table:table-cell>
          <table:table-cell office:value-type="string" calcext:value-type="string">
            <text:p>USG</text:p>
          </table:table-cell>
          <table:table-cell office:value-type="string" calcext:value-type="string">
            <text:p>USNB Guantanamo Bay</text:p>
          </table:table-cell>
          <table:table-cell office:value-type="string" calcext:value-type="string">
            <text:p>US Naval Base Guantanamo Bay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Guantanamo Bay USNB</text:p>
          </table:table-cell>
          <table:table-cell/>
          <table:table-cell office:value-type="string" calcext:value-type="string">
            <text:p>Guantan.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string" calcext:value-type="string">
            <text:p>Guantanamo Bay USNB</text:p>
          </table:table-cell>
          <table:table-cell office:value-type="string" calcext:value-type="string">
            <text:p>Gitmo, GTM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40" calcext:value-type="float">
            <text:p>24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62570</text:p>
          </table:table-cell>
          <table:table-cell office:value-type="string" calcext:value-type="string">
            <text:p>Guantanamo Bay Naval Base</text:p>
          </table:table-cell>
          <table:table-cell office:value-type="string" calcext:value-type="string">
            <text:p>Base Naval de la Bahía de Guantánam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vereign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epublic of Cuba</text:p>
          </table:table-cell>
          <table:table-cell table:number-columns-repeated="2" office:value-type="string" calcext:value-type="string">
            <text:p>Cub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333483" calcext:value-type="float">
            <text:p>11333483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00023" calcext:value-type="float">
            <text:p>1000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41</text:p>
          </table:table-cell>
          <table:table-cell table:number-columns-repeated="2"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Hond.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Republic of Honduras</text:p>
          </table:table-cell>
          <table:table-cell table:number-columns-repeated="2" office:value-type="string" calcext:value-type="string">
            <text:p>Hondura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746117" calcext:value-type="float">
            <text:p>9746117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25095" calcext:value-type="float">
            <text:p>2509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83</text:p>
          </table:table-cell>
          <table:table-cell table:number-columns-repeated="2"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Ecu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Republic of Ecuador</text:p>
          </table:table-cell>
          <table:table-cell table:number-columns-repeated="2" office:value-type="string" calcext:value-type="string">
            <text:p>Ecuad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373662" calcext:value-type="float">
            <text:p>17373662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07435" calcext:value-type="float">
            <text:p>1074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36</text:p>
          </table:table-cell>
          <table:table-cell table:number-columns-repeated="2"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Col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epublic of Colombia</text:p>
          </table:table-cell>
          <table:table-cell table:number-columns-repeated="2" office:value-type="string" calcext:value-type="string">
            <text:p>Colombi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339443" calcext:value-type="float">
            <text:p>50339443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323615" calcext:value-type="float">
            <text:p>3236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39</text:p>
          </table:table-cell>
          <table:table-cell table:number-columns-repeated="2"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Para.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Republic of Paraguay</text:p>
          </table:table-cell>
          <table:table-cell table:number-columns-repeated="2" office:value-type="string" calcext:value-type="string">
            <text:p>Paragua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44636" calcext:value-type="float">
            <text:p>7044636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38145" calcext:value-type="float">
            <text:p>3814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33</text:p>
          </table:table-cell>
          <table:table-cell table:number-columns-repeated="2" office:value-type="string" calcext:value-type="string">
            <text:p>Paraguay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zilian Island</text:p>
          </table:table-cell>
          <table:table-cell office:value-type="string" calcext:value-type="string">
            <text:p>B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/>
          <table:table-cell office:value-type="string" calcext:value-type="string">
            <text:p>Brazilian Island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azilian Island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azilian Island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azilian I.</text:p>
          </table:table-cell>
          <table:table-cell office:value-type="string" calcext:value-type="string">
            <text:p>Brazilian Island</text:p>
          </table:table-cell>
          <table:table-cell office:value-type="string" calcext:value-type="string">
            <text:p>B85</text:p>
          </table:table-cell>
          <table:table-cell office:value-type="string" calcext:value-type="string">
            <text:p>Brazilian Island</text:p>
          </table:table-cell>
          <table:table-cell table:number-columns-repeated="5"/>
          <table:table-cell office:value-type="string" calcext:value-type="string">
            <text:p>Brazil (Brazilian I.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. Emerging region: BRIC</text:p>
          </table:table-cell>
          <table:table-cell office:value-type="string" calcext:value-type="string">
            <text:p>3. Upper middle income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093778</text:p>
          </table:table-cell>
          <table:table-cell office:value-type="string" calcext:value-type="string">
            <text:p>Brazilian Island</text:p>
          </table:table-cell>
          <table:table-cell office:value-type="string" calcext:value-type="string">
            <text:p>Isla Brasiler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1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tuguese Republic</text:p>
          </table:table-cell>
          <table:table-cell table:number-columns-repeated="2" office:value-type="string" calcext:value-type="string">
            <text:p>Portug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69417" calcext:value-type="float">
            <text:p>10269417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238785" calcext:value-type="float">
            <text:p>2387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R1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45</text:p>
          </table:table-cell>
          <table:table-cell table:number-columns-repeated="2"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table:number-columns-repeated="2"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oldova</text:p>
          </table:table-cell>
          <table:table-cell/>
          <table:table-cell office:value-type="string" calcext:value-type="string">
            <text:p>Mda.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Republic of Moldova</text:p>
          </table:table-cell>
          <table:table-cell table:number-columns-repeated="2" office:value-type="string" calcext:value-type="string">
            <text:p>Moldov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57637" calcext:value-type="float">
            <text:p>2657637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1968" calcext:value-type="float">
            <text:p>1196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DA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17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oldav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table:number-columns-repeated="2"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/>
          <table:table-cell office:value-type="string" calcext:value-type="string">
            <text:p>Turkm.</text:p>
          </table:table-cell>
          <table:table-cell office:value-type="string" calcext:value-type="string">
            <text:p>TM</text:p>
          </table:table-cell>
          <table:table-cell table:number-columns-repeated="3" office:value-type="string" calcext:value-type="string">
            <text:p>Turkmenist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942089" calcext:value-type="float">
            <text:p>5942089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40761" calcext:value-type="float">
            <text:p>407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TKM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874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table:number-columns-repeated="2"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  <table:table-cell/>
          <table:table-cell office:value-type="string" calcext:value-type="string">
            <text:p>Jord.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ashemite Kingdom of Jordan</text:p>
          </table:table-cell>
          <table:table-cell table:number-columns-repeated="2" office:value-type="string" calcext:value-type="string">
            <text:p>Jord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01694" calcext:value-type="float">
            <text:p>10101694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44502" calcext:value-type="float">
            <text:p>445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R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1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da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table:number-columns-repeated="2"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pal</text:p>
          </table:table-cell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3" office:value-type="string" calcext:value-type="string">
            <text:p>Nepal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608710" calcext:value-type="float">
            <text:p>28608710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30641" calcext:value-type="float">
            <text:p>306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PL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Q837</text:p>
          </table:table-cell>
          <table:table-cell table:number-columns-repeated="2" office:value-type="string" calcext:value-type="string">
            <text:p>Nepa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table:number-columns-repeated="2"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esotho</text:p>
          </table:table-cell>
          <table:table-cell/>
          <table:table-cell office:value-type="string" calcext:value-type="string">
            <text:p>Les.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Kingdom of Lesotho</text:p>
          </table:table-cell>
          <table:table-cell table:number-columns-repeated="2" office:value-type="string" calcext:value-type="string">
            <text:p>Lesoth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5268" calcext:value-type="float">
            <text:p>2125268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376" calcext:value-type="float">
            <text:p>237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SO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13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esot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on</text:p>
          </table:table-cell>
          <table:table-cell/>
          <table:table-cell office:value-type="string" calcext:value-type="string">
            <text:p>Cam.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Republic of Cameroon</text:p>
          </table:table-cell>
          <table:table-cell table:number-columns-repeated="2" office:value-type="string" calcext:value-type="string">
            <text:p>Camero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876380" calcext:value-type="float">
            <text:p>25876380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39007" calcext:value-type="float">
            <text:p>390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MR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09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amerú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bon</text:p>
          </table:table-cell>
          <table:table-cell/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onese Republic</text:p>
          </table:table-cell>
          <table:table-cell table:number-columns-repeated="2" office:value-type="string" calcext:value-type="string">
            <text:p>Gab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72579" calcext:value-type="float">
            <text:p>2172579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6874" calcext:value-type="float">
            <text:p>168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GAB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00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ó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iger</text:p>
          </table:table-cell>
          <table:table-cell/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epublic of Niger</text:p>
          </table:table-cell>
          <table:table-cell table:number-columns-repeated="2" office:value-type="string" calcext:value-type="string">
            <text:p>Nig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310715" calcext:value-type="float">
            <text:p>23310715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2911" calcext:value-type="float">
            <text:p>129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NER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3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íge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urkina Faso</text:p>
          </table:table-cell>
          <table:table-cell/>
          <table:table-cell office:value-type="string" calcext:value-type="string">
            <text:p>B.F.</text:p>
          </table:table-cell>
          <table:table-cell office:value-type="string" calcext:value-type="string">
            <text:p>BF</text:p>
          </table:table-cell>
          <table:table-cell table:number-columns-repeated="3" office:value-type="string" calcext:value-type="string">
            <text:p>Burkina Fas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321378" calcext:value-type="float">
            <text:p>20321378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5990" calcext:value-type="float">
            <text:p>15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65</text:p>
          </table:table-cell>
          <table:table-cell table:number-columns-repeated="2" office:value-type="string" calcext:value-type="string">
            <text:p>Burkina Fas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ogolese Republic</text:p>
          </table:table-cell>
          <table:table-cell table:number-columns-repeated="2" office:value-type="string" calcext:value-type="string">
            <text:p>Tog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82366" calcext:value-type="float">
            <text:p>8082366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5490" calcext:value-type="float">
            <text:p>54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GO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45</text:p>
          </table:table-cell>
          <table:table-cell table:number-columns-repeated="2"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Republic of Ghana</text:p>
          </table:table-cell>
          <table:table-cell table:number-columns-repeated="2" office:value-type="string" calcext:value-type="string">
            <text:p>Gh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417856" calcext:value-type="float">
            <text:p>30417856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66983" calcext:value-type="float">
            <text:p>6698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HA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17</text:p>
          </table:table-cell>
          <table:table-cell table:number-columns-repeated="2"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table:number-columns-repeated="2"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uinea-Bissau</text:p>
          </table:table-cell>
          <table:table-cell/>
          <table:table-cell office:value-type="string" calcext:value-type="string">
            <text:p>GnB.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Republic of Guinea-Bissau</text:p>
          </table:table-cell>
          <table:table-cell table:number-columns-repeated="2" office:value-type="string" calcext:value-type="string">
            <text:p>Guinea-Bissau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20922" calcext:value-type="float">
            <text:p>1920922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339" calcext:value-type="float">
            <text:p>13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GNB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07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uinea-Bisáu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u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B55</text:p>
          </table:table-cell>
          <table:table-cell office:value-type="string" calcext:value-type="string">
            <text:p>Gibraltar</text:p>
          </table:table-cell>
          <table:table-cell/>
          <table:table-cell office:value-type="string" calcext:value-type="string">
            <text:p>Gib.</text:p>
          </table:table-cell>
          <table:table-cell office:value-type="string" calcext:value-type="string">
            <text:p>GI</text:p>
          </table:table-cell>
          <table:table-cell/>
          <table:table-cell table:number-columns-repeated="2" office:value-type="string" calcext:value-type="string">
            <text:p>Gibraltar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701" calcext:value-type="float">
            <text:p>33701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2044" calcext:value-type="float">
            <text:p>20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55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410</text:p>
          </table:table-cell>
          <table:table-cell table:number-columns-repeated="2" office:value-type="string" calcext:value-type="string">
            <text:p>Gibralta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U.S.A.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239523" calcext:value-type="float">
            <text:p>328239523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21433226" calcext:value-type="float">
            <text:p>214332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. Developed region: 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Can.</text:p>
          </table:table-cell>
          <table:table-cell office:value-type="string" calcext:value-type="string">
            <text:p>CA</text:p>
          </table:table-cell>
          <table:table-cell table:number-columns-repeated="3" office:value-type="string" calcext:value-type="string">
            <text:p>Canada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589262" calcext:value-type="float">
            <text:p>37589262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736425" calcext:value-type="float">
            <text:p>17364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. Developed region: 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á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Mex.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United Mexican States</text:p>
          </table:table-cell>
          <table:table-cell table:number-columns-repeated="2" office:value-type="string" calcext:value-type="string">
            <text:p>Mexic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7575529" calcext:value-type="float">
            <text:p>12757552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268870" calcext:value-type="float">
            <text:p>126887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. Emerging region: MIKT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96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3" office:value-type="string" calcext:value-type="string">
            <text:p>Bel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0353" calcext:value-type="float">
            <text:p>390353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879" calcext:value-type="float">
            <text:p>187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4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elic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Pan.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epublic of Panama</text:p>
          </table:table-cell>
          <table:table-cell table:number-columns-repeated="2" office:value-type="string" calcext:value-type="string">
            <text:p>Panama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46439" calcext:value-type="float">
            <text:p>4246439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66800" calcext:value-type="float">
            <text:p>668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804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amá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Ven.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Bolivarian Republic of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ezuela, R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515829" calcext:value-type="float">
            <text:p>28515829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482359" calcext:value-type="float">
            <text:p>4823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17</text:p>
          </table:table-cell>
          <table:table-cell table:number-columns-repeated="2"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1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1</text:p>
          </table:table-cell>
          <table:table-cell office:value-type="string" calcext:value-type="string">
            <text:p>Papua New Guinea</text:p>
          </table:table-cell>
          <table:table-cell/>
          <table:table-cell office:value-type="string" calcext:value-type="string">
            <text:p>P.N.G.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Independent State of Papua New Guinea</text:p>
          </table:table-cell>
          <table:table-cell table:number-columns-repeated="2" office:value-type="string" calcext:value-type="string">
            <text:p>Papua New Guine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76109" calcext:value-type="float">
            <text:p>8776109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24829" calcext:value-type="float">
            <text:p>2482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N1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91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apúa Nueva Guine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table:number-columns-repeated="2"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Arab Republic of Egypt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pt, Arab Rep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388073" calcext:value-type="float">
            <text:p>100388073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303092" calcext:value-type="float">
            <text:p>30309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GY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7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ipt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en</text:p>
          </table:table-cell>
          <table:table-cell/>
          <table:table-cell office:value-type="string" calcext:value-type="string">
            <text:p>Yem.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en, Rep.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161922" calcext:value-type="float">
            <text:p>29161922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22581" calcext:value-type="float">
            <text:p>225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805</text:p>
          </table:table-cell>
          <table:table-cell table:number-columns-repeated="2" office:value-type="string" calcext:value-type="string">
            <text:p>Yeme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  <table:table-cell/>
          <table:table-cell office:value-type="string" calcext:value-type="string">
            <text:p>Mrt.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Islamic Republic of Mauritania</text:p>
          </table:table-cell>
          <table:table-cell table:number-columns-repeated="2" office:value-type="string" calcext:value-type="string">
            <text:p>Mauritania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25696" calcext:value-type="float">
            <text:p>4525696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RT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25</text:p>
          </table:table-cell>
          <table:table-cell table:number-columns-repeated="2" office:value-type="string" calcext:value-type="string">
            <text:p>Maurita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Eq. Guinea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Eq. Guinea</text:p>
          </table:table-cell>
          <table:table-cell/>
          <table:table-cell office:value-type="string" calcext:value-type="string">
            <text:p>Eq. G.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Republic of Equatorial Guinea</text:p>
          </table:table-cell>
          <table:table-cell table:number-columns-repeated="2" office:value-type="string" calcext:value-type="string">
            <text:p>Equatorial Guine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55986" calcext:value-type="float">
            <text:p>1355986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1026" calcext:value-type="float">
            <text:p>110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NQ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83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uinea Ecuatoria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Republic of the Gambia</text:p>
          </table:table-cell>
          <table:table-cell table:number-columns-repeated="2" office:value-type="string" calcext:value-type="string">
            <text:p>Gambia, Th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47706" calcext:value-type="float">
            <text:p>2347706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826" calcext:value-type="float">
            <text:p>18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GMB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05</text:p>
          </table:table-cell>
          <table:table-cell office:value-type="string" calcext:value-type="string">
            <text:p>The Gambia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g Kong S.A.R.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 S.A.R.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 S.A.R.</text:p>
          </table:table-cell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  <table:table-cell/>
          <table:table-cell office:value-type="string" calcext:value-type="string">
            <text:p>H.K.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Special Administrative Region, PRC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ong Kong SAR, China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07400" calcext:value-type="float">
            <text:p>7507400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365711" calcext:value-type="float">
            <text:p>3657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8646</text:p>
          </table:table-cell>
          <table:table-cell table:number-columns-repeated="2"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V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Vatican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tican</text:p>
          </table:table-cell>
          <table:table-cell/>
          <table:table-cell office:value-type="string" calcext:value-type="string">
            <text:p>Vat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te of the Vatican City</text:p>
          </table:table-cell>
          <table:table-cell office:value-type="string" calcext:value-type="string">
            <text:p>Holy See (Vatican City)</text:p>
          </table:table-cell>
          <table:table-cell office:value-type="string" calcext:value-type="string">
            <text:p>Vatican (Holy See)</text:p>
          </table:table-cell>
          <table:table-cell office:value-type="string" calcext:value-type="string">
            <text:p>Holy Se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-99" calcext:value-type="float">
            <text:p>-9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37</text:p>
          </table:table-cell>
          <table:table-cell office:value-type="string" calcext:value-type="string">
            <text:p>Vatican City</text:p>
          </table:table-cell>
          <table:table-cell office:value-type="string" calcext:value-type="string">
            <text:p>Ciudad del Vatican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thern Cyprus</text:p>
          </table:table-cell>
          <table:table-cell office:value-type="string" calcext:value-type="string">
            <text:p>CY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ern Cyprus</text:p>
          </table:table-cell>
          <table:table-cell office:value-type="string" calcext:value-type="string">
            <text:p>CYN</text:p>
          </table:table-cell>
          <table:table-cell office:value-type="string" calcext:value-type="string">
            <text:p>Northern Cyprus</text:p>
          </table:table-cell>
          <table:table-cell office:value-type="string" calcext:value-type="string">
            <text:p>CYN</text:p>
          </table:table-cell>
          <table:table-cell office:value-type="string" calcext:value-type="string">
            <text:p>Northern Cyprus</text:p>
          </table:table-cell>
          <table:table-cell office:value-type="string" calcext:value-type="string">
            <text:p>CYN</text:p>
          </table:table-cell>
          <table:table-cell office:value-type="string" calcext:value-type="string">
            <text:p>N. Cyprus</text:p>
          </table:table-cell>
          <table:table-cell office:value-type="string" calcext:value-type="string">
            <text:p>Northern Cyprus</text:p>
          </table:table-cell>
          <table:table-cell office:value-type="string" calcext:value-type="string">
            <text:p>CYN</text:p>
          </table:table-cell>
          <table:table-cell office:value-type="string" calcext:value-type="string">
            <text:p>N. Cyprus</text:p>
          </table:table-cell>
          <table:table-cell/>
          <table:table-cell office:value-type="string" calcext:value-type="string">
            <text:p>N. Cy.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Turkish Republic of Northern Cyprus</text:p>
          </table:table-cell>
          <table:table-cell/>
          <table:table-cell office:value-type="string" calcext:value-type="string">
            <text:p>Cyprus, Norther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6000" calcext:value-type="float">
            <text:p>326000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CYP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3681</text:p>
          </table:table-cell>
          <table:table-cell office:value-type="string" calcext:value-type="string">
            <text:p>Turkish Republic of Northern Cyprus</text:p>
          </table:table-cell>
          <table:table-cell office:value-type="string" calcext:value-type="string">
            <text:p>República Turca del Norte de Chipr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yprus No Mans Area</text:p>
          </table:table-cell>
          <table:table-cell office:value-type="string" calcext:value-type="string">
            <text:p>CN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/>
          <table:table-cell office:value-type="string" calcext:value-type="string">
            <text:p>Cyprus No Mans Area</text:p>
          </table:table-cell>
          <table:table-cell office:value-type="string" calcext:value-type="string">
            <text:p>CNM</text:p>
          </table:table-cell>
          <table:table-cell office:value-type="string" calcext:value-type="string">
            <text:p>Cyprus No Mans Area</text:p>
          </table:table-cell>
          <table:table-cell office:value-type="string" calcext:value-type="string">
            <text:p>CNM</text:p>
          </table:table-cell>
          <table:table-cell office:value-type="string" calcext:value-type="string">
            <text:p>Cyprus No Mans Area</text:p>
          </table:table-cell>
          <table:table-cell office:value-type="string" calcext:value-type="string">
            <text:p>CNM</text:p>
          </table:table-cell>
          <table:table-cell table:number-columns-repeated="2" office:value-type="string" calcext:value-type="string">
            <text:p>Cyprus U.N. Buffer Zone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Cyprus U.N. Buffer Zone</text:p>
          </table:table-cell>
          <table:table-cell table:number-columns-repeated="3"/>
          <table:table-cell office:value-type="string" calcext:value-type="string">
            <text:p>Cyprus No Mans Land</text:p>
          </table:table-cell>
          <table:table-cell/>
          <table:table-cell office:value-type="string" calcext:value-type="string">
            <text:p>Cyprus No Mans Are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80" calcext:value-type="float">
            <text:p>2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CYP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16970</text:p>
          </table:table-cell>
          <table:table-cell office:value-type="string" calcext:value-type="string">
            <text:p>United Nations Buffer Zone in Cyprus</text:p>
          </table:table-cell>
          <table:table-cell office:value-type="string" calcext:value-type="string">
            <text:p>Línea Verd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/>
          <table:table-cell office:value-type="string" calcext:value-type="string">
            <text:p>Siachen Glacier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Siachen Glacier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Siachen Glacier</text:p>
          </table:table-cell>
          <table:table-cell office:value-type="string" calcext:value-type="string">
            <text:p>KAS</text:p>
          </table:table-cell>
          <table:table-cell table:number-columns-repeated="2" office:value-type="string" calcext:value-type="string">
            <text:p>Siachen Glacier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iachen Glacier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Siachen</text:p>
          </table:table-cell>
          <table:table-cell office:value-type="string" calcext:value-type="string">
            <text:p>SG</text:p>
          </table:table-cell>
          <table:table-cell table:number-columns-repeated="2"/>
          <table:table-cell office:value-type="string" calcext:value-type="string">
            <text:p>Kashmi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99" calcext:value-type="float">
            <text:p>-99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table:number-columns-repeated="4" office:value-type="float" office:value="-99" calcext:value-type="float">
            <text:p>-99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Q333946</text:p>
          </table:table-cell>
          <table:table-cell office:value-type="string" calcext:value-type="string">
            <text:p>Siachen Glacier</text:p>
          </table:table-cell>
          <table:table-cell office:value-type="string" calcext:value-type="string">
            <text:p>Glaciar de Siache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ykonur Cosmodrome</text:p>
          </table:table-cell>
          <table:table-cell office:value-type="string" calcext:value-type="string">
            <text:p>KAB</text:p>
          </table:table-cell>
          <table:table-cell office:value-type="string" calcext:value-type="string">
            <text:p>Baykonur Cosmodrome</text:p>
          </table:table-cell>
          <table:table-cell office:value-type="string" calcext:value-type="string">
            <text:p>KAB</text:p>
          </table:table-cell>
          <table:table-cell office:value-type="string" calcext:value-type="string">
            <text:p>Baykonur Cosmodrome</text:p>
          </table:table-cell>
          <table:table-cell office:value-type="string" calcext:value-type="string">
            <text:p>KAB</text:p>
          </table:table-cell>
          <table:table-cell office:value-type="string" calcext:value-type="string">
            <text:p>Baikonur</text:p>
          </table:table-cell>
          <table:table-cell office:value-type="string" calcext:value-type="string">
            <text:p>Baikonur Cosmodrome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Baykonur</text:p>
          </table:table-cell>
          <table:table-cell/>
          <table:table-cell office:value-type="string" calcext:value-type="string">
            <text:p>Bayk.</text:p>
          </table:table-cell>
          <table:table-cell office:value-type="string" calcext:value-type="string">
            <text:p>BK</text:p>
          </table:table-cell>
          <table:table-cell table:number-columns-repeated="2"/>
          <table:table-cell office:value-type="string" calcext:value-type="string">
            <text:p>Baikonur Cosmodrome</text:p>
          </table:table-cell>
          <table:table-cell office:value-type="string" calcext:value-type="string">
            <text:p>Baykonur Cosmodrom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175" calcext:value-type="float">
            <text:p>36175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596" calcext:value-type="float">
            <text:p>5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3. Upper middle income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KAZ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65413</text:p>
          </table:table-cell>
          <table:table-cell table:number-columns-repeated="2" office:value-type="string" calcext:value-type="string">
            <text:p>Baikonu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rotiri Sovereign Base Are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Akrotiri Sovereign Base Are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Akrotiri Sovereign Base Area</text:p>
          </table:table-cell>
          <table:table-cell office:value-type="string" calcext:value-type="string">
            <text:p>WSB</text:p>
          </table:table-cell>
          <table:table-cell table:number-columns-repeated="2" office:value-type="string" calcext:value-type="string">
            <text:p>Akrotiri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Akrotiri</text:p>
          </table:table-cell>
          <table:table-cell/>
          <table:table-cell office:value-type="string" calcext:value-type="string">
            <text:p>Akr.</text:p>
          </table:table-cell>
          <table:table-cell office:value-type="string" calcext:value-type="string">
            <text:p>AK</text:p>
          </table:table-cell>
          <table:table-cell table:number-columns-repeated="2"/>
          <table:table-cell office:value-type="string" calcext:value-type="string">
            <text:p>Akrotiri Sovereign Base Area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850" calcext:value-type="float">
            <text:p>7850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14" calcext:value-type="float">
            <text:p>3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table:number-columns-repeated="4" office:value-type="float" office:value="-99" calcext:value-type="float">
            <text:p>-99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9143535</text:p>
          </table:table-cell>
          <table:table-cell office:value-type="string" calcext:value-type="string">
            <text:p>Akrotiri Sovereign Base Area</text:p>
          </table:table-cell>
          <table:table-cell office:value-type="string" calcext:value-type="string">
            <text:p>Akrotiri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ern Patagonian Ice Field</text:p>
          </table:table-cell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/>
          <table:table-cell office:value-type="string" calcext:value-type="string">
            <text:p>Southern Patagonian Ice Fiel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outhern Patagonian Ice Fiel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outhern Patagonian Ice Field</text:p>
          </table:table-cell>
          <table:table-cell office:value-type="string" calcext:value-type="string">
            <text:p>SPI</text:p>
          </table:table-cell>
          <table:table-cell table:number-columns-repeated="2" office:value-type="string" calcext:value-type="string">
            <text:p>Southern Patagonian Ice Field</text:p>
          </table:table-cell>
          <table:table-cell office:value-type="string" calcext:value-type="string">
            <text:p>B97</text:p>
          </table:table-cell>
          <table:table-cell office:value-type="string" calcext:value-type="string">
            <text:p>Southern Patagonian Ice Field</text:p>
          </table:table-cell>
          <table:table-cell/>
          <table:table-cell office:value-type="string" calcext:value-type="string">
            <text:p>S.Pat. Ice Field</text:p>
          </table:table-cell>
          <table:table-cell/>
          <table:table-cell office:value-type="string" calcext:value-type="string">
            <text:p>Southern Patagonian Ice Field</text:p>
          </table:table-cell>
          <table:table-cell/>
          <table:table-cell office:value-type="string" calcext:value-type="string">
            <text:p>Southern Patagonian Ice Field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-99" calcext:value-type="float">
            <text:p>-99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031467</text:p>
          </table:table-cell>
          <table:table-cell office:value-type="string" calcext:value-type="string">
            <text:p>Southern Patagonian Ice Field</text:p>
          </table:table-cell>
          <table:table-cell office:value-type="string" calcext:value-type="string">
            <text:p>Campo de hielo Patagónico Su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r Tawil</text:p>
          </table:table-cell>
          <table:table-cell office:value-type="string" calcext:value-type="string">
            <text:p>B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/>
          <table:table-cell office:value-type="string" calcext:value-type="string">
            <text:p>Bir Tawil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Bir Tawil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Bir Tawil</text:p>
          </table:table-cell>
          <table:table-cell office:value-type="string" calcext:value-type="string">
            <text:p>BRT</text:p>
          </table:table-cell>
          <table:table-cell table:number-columns-repeated="2" office:value-type="string" calcext:value-type="string">
            <text:p>Bir Tawil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Bir Tawil</text:p>
          </table:table-cell>
          <table:table-cell/>
          <table:table-cell office:value-type="string" calcext:value-type="string">
            <text:p>B. Tawil</text:p>
          </table:table-cell>
          <table:table-cell table:number-columns-repeated="3"/>
          <table:table-cell office:value-type="string" calcext:value-type="string">
            <text:p>Bir Taw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table:number-columns-repeated="4" office:value-type="float" office:value="-99" calcext:value-type="float">
            <text:p>-99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620634</text:p>
          </table:table-cell>
          <table:table-cell table:number-columns-repeated="2" office:value-type="string" calcext:value-type="string">
            <text:p>Bir Tawi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table:number-columns-repeated="2"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  <table:table-cell/>
          <table:table-cell office:value-type="string" calcext:value-type="string">
            <text:p>Ant.</text:p>
          </table:table-cell>
          <table:table-cell office:value-type="string" calcext:value-type="string">
            <text:p>AQ</text:p>
          </table:table-cell>
          <table:table-cell table:number-columns-repeated="2"/>
          <table:table-cell office:value-type="string" calcext:value-type="string">
            <text:p>Antarctic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4490" calcext:value-type="float">
            <text:p>4490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898" calcext:value-type="float">
            <text:p>89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A</text:p>
          </table:table-cell>
          <table:table-cell table:number-columns-repeated="4" office:value-type="string" calcext:value-type="string">
            <text:p>Antarctica</text:p>
          </table:table-cell>
          <table:table-cell office:value-type="string" calcext:value-type="string">
            <text:p>Q51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ártid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Auz.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Commonwealth of Australia</text:p>
          </table:table-cell>
          <table:table-cell table:number-columns-repeated="2" office:value-type="string" calcext:value-type="string">
            <text:p>Austral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364307" calcext:value-type="float">
            <text:p>25364307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396567" calcext:value-type="float">
            <text:p>139656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408</text:p>
          </table:table-cell>
          <table:table-cell table:number-columns-repeated="2"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table:number-columns-repeated="2"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reenland</text:p>
          </table:table-cell>
          <table:table-cell/>
          <table:table-cell office:value-type="string" calcext:value-type="string">
            <text:p>Grlnd.</text:p>
          </table:table-cell>
          <table:table-cell office:value-type="string" calcext:value-type="string">
            <text:p>GL</text:p>
          </table:table-cell>
          <table:table-cell table:number-columns-repeated="3" office:value-type="string" calcext:value-type="string">
            <text:p>Greenlan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225" calcext:value-type="float">
            <text:p>56225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3051" calcext:value-type="float">
            <text:p>30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23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oenland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  <table:table-cell/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Republic of Fiji</text:p>
          </table:table-cell>
          <table:table-cell table:number-columns-repeated="2" office:value-type="string" calcext:value-type="string">
            <text:p>Fij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89953" calcext:value-type="float">
            <text:p>889953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496" calcext:value-type="float">
            <text:p>54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JI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712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iyi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N.Z.</text:p>
          </table:table-cell>
          <table:table-cell office:value-type="string" calcext:value-type="string">
            <text:p>NZ</text:p>
          </table:table-cell>
          <table:table-cell table:number-columns-repeated="3" office:value-type="string" calcext:value-type="string">
            <text:p>New Zealand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17000" calcext:value-type="float">
            <text:p>4917000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06928" calcext:value-type="float">
            <text:p>2069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ZL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64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ueva Zeland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w Caledonia</text:p>
          </table:table-cell>
          <table:table-cell/>
          <table:table-cell office:value-type="string" calcext:value-type="string">
            <text:p>New C.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ew Caledoni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7800" calcext:value-type="float">
            <text:p>287800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0770" calcext:value-type="float">
            <text:p>107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CL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33788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ueva Caledon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  <table:table-cell/>
          <table:table-cell office:value-type="string" calcext:value-type="string">
            <text:p>Mad.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Republic of Madagascar</text:p>
          </table:table-cell>
          <table:table-cell table:number-columns-repeated="2" office:value-type="string" calcext:value-type="string">
            <text:p>Madagasca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969307" calcext:value-type="float">
            <text:p>26969307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4114" calcext:value-type="float">
            <text:p>14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DG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19</text:p>
          </table:table-cell>
          <table:table-cell table:number-columns-repeated="2"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/>
          <table:table-cell office:value-type="string" calcext:value-type="string">
            <text:p>Phil.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Republic of the Philippines</text:p>
          </table:table-cell>
          <table:table-cell table:number-columns-repeated="2" office:value-type="string" calcext:value-type="string">
            <text:p>Philippin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8116615" calcext:value-type="float">
            <text:p>108116615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376795" calcext:value-type="float">
            <text:p>37679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HL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92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Filipin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Sri L.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emocratic Socialist Republic of Sri Lanka</text:p>
          </table:table-cell>
          <table:table-cell table:number-columns-repeated="2" office:value-type="string" calcext:value-type="string">
            <text:p>Sri Lan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803000" calcext:value-type="float">
            <text:p>21803000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84008" calcext:value-type="float">
            <text:p>840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KA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Q854</text:p>
          </table:table-cell>
          <table:table-cell table:number-columns-repeated="2"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  <table:table-cell table:number-columns-repeated="2"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uraçao</text:p>
          </table:table-cell>
          <table:table-cell/>
          <table:table-cell office:value-type="string" calcext:value-type="string">
            <text:p>Cur.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Curaça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7538" calcext:value-type="float">
            <text:p>157538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3101" calcext:value-type="float">
            <text:p>3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5279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raza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table:number-columns-repeated="3" office:value-type="string" calcext:value-type="string">
            <text:p>Arub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6314" calcext:value-type="float">
            <text:p>10631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3056" calcext:value-type="float">
            <text:p>30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1203</text:p>
          </table:table-cell>
          <table:table-cell table:number-columns-repeated="2" office:value-type="string" calcext:value-type="string">
            <text:p>Arub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Bhs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Commonwealth of the Bahamas</text:p>
          </table:table-cell>
          <table:table-cell table:number-columns-repeated="2" office:value-type="string" calcext:value-type="string">
            <text:p>Bahamas, Th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9482" calcext:value-type="float">
            <text:p>389482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3578" calcext:value-type="float">
            <text:p>135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78</text:p>
          </table:table-cell>
          <table:table-cell office:value-type="string" calcext:value-type="string">
            <text:p>The Bahamas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urks and Caicos Is.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urks and Caicos Is.</text:p>
          </table:table-cell>
          <table:table-cell/>
          <table:table-cell office:value-type="string" calcext:value-type="string">
            <text:p>T.C. Is.</text:p>
          </table:table-cell>
          <table:table-cell office:value-type="string" calcext:value-type="string">
            <text:p>TC</text:p>
          </table:table-cell>
          <table:table-cell table:number-columns-repeated="3" office:value-type="string" calcext:value-type="string">
            <text:p>Turks and Caicos Islands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191" calcext:value-type="float">
            <text:p>38191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197" calcext:value-type="float">
            <text:p>119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8221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Islas Turcas y Caic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/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/>
          <table:table-cell table:number-columns-repeated="2" office:value-type="string" calcext:value-type="string">
            <text:p>Taiw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568378" calcext:value-type="float">
            <text:p>23568378</text:p>
          </table:table-cell>
          <table:table-cell office:value-type="float" office:value="15" calcext:value-type="float">
            <text:p>15</text:p>
          </table:table-cell>
          <table:table-cell office:value-type="float" office:value="2020" calcext:value-type="float">
            <text:p>2020</text:p>
          </table:table-cell>
          <table:table-cell office:value-type="float" office:value="1127000" calcext:value-type="float">
            <text:p>11270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CN-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WN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865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República de Chi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table:number-columns-repeated="2"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Jap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6264931" calcext:value-type="float">
            <text:p>126264931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5081769" calcext:value-type="float">
            <text:p>508176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. Developed region: 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PN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t. Pierre and Miquelon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t. Pierre and Miquelon</text:p>
          </table:table-cell>
          <table:table-cell/>
          <table:table-cell office:value-type="string" calcext:value-type="string">
            <text:p>St. P.M.</text:p>
          </table:table-cell>
          <table:table-cell office:value-type="string" calcext:value-type="string">
            <text:p>PM</text:p>
          </table:table-cell>
          <table:table-cell table:number-columns-repeated="2" office:value-type="string" calcext:value-type="string">
            <text:p>Saint Pierre and Miquelon</text:p>
          </table:table-cell>
          <table:table-cell office:value-type="string" calcext:value-type="string">
            <text:p>St. Pierre and Miquel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997" calcext:value-type="float">
            <text:p>599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15" calcext:value-type="float">
            <text:p>2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Q34617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an Pedro y Miqueló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public of Iceland</text:p>
          </table:table-cell>
          <table:table-cell table:number-columns-repeated="2" office:value-type="string" calcext:value-type="string">
            <text:p>Icela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61313" calcext:value-type="float">
            <text:p>361313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24188" calcext:value-type="float">
            <text:p>2418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SL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189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airn Islands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tcairn Islands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tcairn Islands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tcairn Is.</text:p>
          </table:table-cell>
          <table:table-cell office:value-type="string" calcext:value-type="string">
            <text:p>Pitcairn Islands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tcairn Is.</text:p>
          </table:table-cell>
          <table:table-cell/>
          <table:table-cell office:value-type="string" calcext:value-type="string">
            <text:p>Pit. Is.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, Henderson, Ducie and Oeno Islands</text:p>
          </table:table-cell>
          <table:table-cell table:number-columns-repeated="2" office:value-type="string" calcext:value-type="string">
            <text:p>Pitcairn Islands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CN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35672</text:p>
          </table:table-cell>
          <table:table-cell office:value-type="string" calcext:value-type="string">
            <text:p>Pitcairn Islands</text:p>
          </table:table-cell>
          <table:table-cell office:value-type="string" calcext:value-type="string">
            <text:p>Islas Pitcair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Fr. Polynesia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Fr. Polynesia</text:p>
          </table:table-cell>
          <table:table-cell/>
          <table:table-cell office:value-type="string" calcext:value-type="string">
            <text:p>Fr. Poly.</text:p>
          </table:table-cell>
          <table:table-cell office:value-type="string" calcext:value-type="string">
            <text:p>PF</text:p>
          </table:table-cell>
          <table:table-cell table:number-columns-repeated="3" office:value-type="string" calcext:value-type="string">
            <text:p>French Polynesi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9287" calcext:value-type="float">
            <text:p>279287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490" calcext:value-type="float">
            <text:p>549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YF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30971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olinesia Frances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r. S. Antarctic Lands</text:p>
          </table:table-cell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r. S. and Antarctic Lands</text:p>
          </table:table-cell>
          <table:table-cell/>
          <table:table-cell office:value-type="string" calcext:value-type="string">
            <text:p>Fr. S.A.L.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erritory of the French Southern and Antarctic Lands</text:p>
          </table:table-cell>
          <table:table-cell/>
          <table:table-cell office:value-type="string" calcext:value-type="string">
            <text:p>French Southern and Antarctic Land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29003</text:p>
          </table:table-cell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Tierras Australes y Antárticas Frances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  <table:table-cell/>
          <table:table-cell office:value-type="string" calcext:value-type="string">
            <text:p>Syc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epublic of Seychelles</text:p>
          </table:table-cell>
          <table:table-cell table:number-columns-repeated="2" office:value-type="string" calcext:value-type="string">
            <text:p>Seychell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625" calcext:value-type="float">
            <text:p>97625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703" calcext:value-type="float">
            <text:p>17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42</text:p>
          </table:table-cell>
          <table:table-cell table:number-columns-repeated="2" office:value-type="string" calcext:value-type="string">
            <text:p>Seychelle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ibati</text:p>
          </table:table-cell>
          <table:table-cell/>
          <table:table-cell office:value-type="string" calcext:value-type="string">
            <text:p>Kir.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epublic of Kiribati</text:p>
          </table:table-cell>
          <table:table-cell table:number-columns-repeated="2" office:value-type="string" calcext:value-type="string">
            <text:p>Kiribat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7606" calcext:value-type="float">
            <text:p>117606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KIR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710</text:p>
          </table:table-cell>
          <table:table-cell table:number-columns-repeated="2" office:value-type="string" calcext:value-type="string">
            <text:p>Kiribati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 Is.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 Is.</text:p>
          </table:table-cell>
          <table:table-cell/>
          <table:table-cell office:value-type="string" calcext:value-type="string">
            <text:p>M. Is.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Republic of the Marshall Islands</text:p>
          </table:table-cell>
          <table:table-cell table:number-columns-repeated="2" office:value-type="string" calcext:value-type="string">
            <text:p>Marshall Island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791" calcext:value-type="float">
            <text:p>58791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21" calcext:value-type="float">
            <text:p>2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HL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709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Islas Marshal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Tr.T.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Republic of Trinidad and Tobago</text:p>
          </table:table-cell>
          <table:table-cell table:number-columns-repeated="2" office:value-type="string" calcext:value-type="string">
            <text:p>Trinidad and Tobag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94973" calcext:value-type="float">
            <text:p>1394973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4269" calcext:value-type="float">
            <text:p>2426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54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rinidad y Tobag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Gren.</text:p>
          </table:table-cell>
          <table:table-cell office:value-type="string" calcext:value-type="string">
            <text:p>GD</text:p>
          </table:table-cell>
          <table:table-cell table:number-columns-repeated="3" office:value-type="string" calcext:value-type="string">
            <text:p>Grenad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2003" calcext:value-type="float">
            <text:p>112003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210" calcext:value-type="float">
            <text:p>12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69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St. Vin. and Gren.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St. Vin. and Gren.</text:p>
          </table:table-cell>
          <table:table-cell/>
          <table:table-cell office:value-type="string" calcext:value-type="string">
            <text:p>St.V.G.</text:p>
          </table:table-cell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Saint Vincent and the Grenadines</text:p>
          </table:table-cell>
          <table:table-cell office:value-type="string" calcext:value-type="string">
            <text:p>St. Vincent and the Grenadin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0589" calcext:value-type="float">
            <text:p>110589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824" calcext:value-type="float">
            <text:p>82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57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n Vicente y las Granadin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Barb.</text:p>
          </table:table-cell>
          <table:table-cell office:value-type="string" calcext:value-type="string">
            <text:p>BB</text:p>
          </table:table-cell>
          <table:table-cell table:number-columns-repeated="3" office:value-type="string" calcext:value-type="string">
            <text:p>Barbado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7025" calcext:value-type="float">
            <text:p>287025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209" calcext:value-type="float">
            <text:p>52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44</text:p>
          </table:table-cell>
          <table:table-cell table:number-columns-repeated="2" office:value-type="string" calcext:value-type="string">
            <text:p>Barbad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S.L.</text:p>
          </table:table-cell>
          <table:table-cell office:value-type="string" calcext:value-type="string">
            <text:p>LC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St. Luci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2790" calcext:value-type="float">
            <text:p>182790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2122" calcext:value-type="float">
            <text:p>21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60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Santa Lucí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D'in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Commonwealth of Dominica</text:p>
          </table:table-cell>
          <table:table-cell table:number-columns-repeated="2" office:value-type="string" calcext:value-type="string">
            <text:p>Dominic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1808" calcext:value-type="float">
            <text:p>71808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582" calcext:value-type="float">
            <text:p>58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84</text:p>
          </table:table-cell>
          <table:table-cell table:number-columns-repeated="2" office:value-type="string" calcext:value-type="string">
            <text:p>Dominic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.S. Minor Outlying Is.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.S. Minor Outlying Is.</text:p>
          </table:table-cell>
          <table:table-cell/>
          <table:table-cell office:value-type="string" calcext:value-type="string">
            <text:p>U.S. MOI</text:p>
          </table:table-cell>
          <table:table-cell office:value-type="string" calcext:value-type="string">
            <text:p>UM</text:p>
          </table:table-cell>
          <table:table-cell table:number-columns-repeated="2"/>
          <table:table-cell office:value-type="string" calcext:value-type="string">
            <text:p>United States Minor Outlying Isla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16645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Islas ultramarinas de Estados Unid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Monts.</text:p>
          </table:table-cell>
          <table:table-cell office:value-type="string" calcext:value-type="string">
            <text:p>MS</text:p>
          </table:table-cell>
          <table:table-cell/>
          <table:table-cell table:number-columns-repeated="2" office:value-type="string" calcext:value-type="string">
            <text:p>Montserrat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649" calcext:value-type="float">
            <text:p>464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3353</text:p>
          </table:table-cell>
          <table:table-cell table:number-columns-repeated="2"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ua and Barb.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ua and Barb.</text:p>
          </table:table-cell>
          <table:table-cell/>
          <table:table-cell office:value-type="string" calcext:value-type="string">
            <text:p>Ant.B.</text:p>
          </table:table-cell>
          <table:table-cell office:value-type="string" calcext:value-type="string">
            <text:p>AG</text:p>
          </table:table-cell>
          <table:table-cell table:number-columns-repeated="3" office:value-type="string" calcext:value-type="string">
            <text:p>Antigua and Barbud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118" calcext:value-type="float">
            <text:p>97118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661" calcext:value-type="float">
            <text:p>166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81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ntigua y Barbud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t. Kitts and Nevis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St.K.N.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Federation of Saint Kitts and Nevis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St. Kitts and Nev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2834" calcext:value-type="float">
            <text:p>52834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053" calcext:value-type="float">
            <text:p>10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63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San Cristóbal y Nieve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 Virgin Island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United States Virgin Island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United States Virgin Island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U.S. Virgin Is.</text:p>
          </table:table-cell>
          <table:table-cell office:value-type="string" calcext:value-type="string">
            <text:p>United States Virgin Island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U.S. Virgin Is.</text:p>
          </table:table-cell>
          <table:table-cell/>
          <table:table-cell office:value-type="string" calcext:value-type="string">
            <text:p>V.I. (U.S.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 of the United States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Virgin Islands (U.S.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631" calcext:value-type="float">
            <text:p>106631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3855" calcext:value-type="float">
            <text:p>38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1703</text:p>
          </table:table-cell>
          <table:table-cell office:value-type="string" calcext:value-type="string">
            <text:p>United States Virgin Islands</text:p>
          </table:table-cell>
          <table:table-cell office:value-type="string" calcext:value-type="string">
            <text:p>Islas Vírgenes de los Estados Unid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Barthelemy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Saint Barthelemy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Saint Barthelemy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St-Barthélemy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St-Barthélemy</text:p>
          </table:table-cell>
          <table:table-cell/>
          <table:table-cell office:value-type="string" calcext:value-type="string">
            <text:p>St. B.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Saint Barthelemy</text:p>
          </table:table-cell>
          <table:table-cell office:value-type="string" calcext:value-type="string">
            <text:p>St-Barthélem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961" calcext:value-type="float">
            <text:p>9961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55" calcext:value-type="float">
            <text:p>25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5362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San Bartolomé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P.R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ommonwealth of Puerto Rico</text:p>
          </table:table-cell>
          <table:table-cell table:number-columns-repeated="2" office:value-type="string" calcext:value-type="string">
            <text:p>Puerto Ri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93694" calcext:value-type="float">
            <text:p>3193694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04988" calcext:value-type="float">
            <text:p>10498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183</text:p>
          </table:table-cell>
          <table:table-cell table:number-columns-repeated="2"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Ang.</text:p>
          </table:table-cell>
          <table:table-cell office:value-type="string" calcext:value-type="string">
            <text:p>AI</text:p>
          </table:table-cell>
          <table:table-cell/>
          <table:table-cell table:number-columns-repeated="2" office:value-type="string" calcext:value-type="string">
            <text:p>Anguilla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731" calcext:value-type="float">
            <text:p>1473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75" calcext:value-type="float">
            <text:p>17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5228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nguil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British Virgin Is.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British Virgin Is.</text:p>
          </table:table-cell>
          <table:table-cell/>
          <table:table-cell office:value-type="string" calcext:value-type="string">
            <text:p>V.I. (Br.)</text:p>
          </table:table-cell>
          <table:table-cell office:value-type="string" calcext:value-type="string">
            <text:p>VG</text:p>
          </table:table-cell>
          <table:table-cell table:number-columns-repeated="3" office:value-type="string" calcext:value-type="string">
            <text:p>British Virgin Islands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30" calcext:value-type="float">
            <text:p>30030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25305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Islas Vírgenes Británic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Jam.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Jama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48279" calcext:value-type="float">
            <text:p>2948279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6458" calcext:value-type="float">
            <text:p>1645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766</text:p>
          </table:table-cell>
          <table:table-cell table:number-columns-repeated="2" office:value-type="string" calcext:value-type="string">
            <text:p>Jamaic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yman Is.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yman Is.</text:p>
          </table:table-cell>
          <table:table-cell/>
          <table:table-cell office:value-type="string" calcext:value-type="string">
            <text:p>Cym. Is.</text:p>
          </table:table-cell>
          <table:table-cell office:value-type="string" calcext:value-type="string">
            <text:p>KY</text:p>
          </table:table-cell>
          <table:table-cell table:number-columns-repeated="3" office:value-type="string" calcext:value-type="string">
            <text:p>Cayman Islands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4948" calcext:value-type="float">
            <text:p>64948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5517" calcext:value-type="float">
            <text:p>55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. Emerging region: G20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5785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Islas Caimá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table:number-columns-repeated="2"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Berm.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The Bermudas or Somers Isles</text:p>
          </table:table-cell>
          <table:table-cell table:number-columns-repeated="2" office:value-type="string" calcext:value-type="string">
            <text:p>Bermuda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3918" calcext:value-type="float">
            <text:p>63918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7484" calcext:value-type="float">
            <text:p>748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Q23635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rmud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eard I. and McDonald Is.</text:p>
          </table:table-cell>
          <table:table-cell office:value-type="string" calcext:value-type="string">
            <text:p>Heard I. and McDonald Islands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eard I. and McDonald Is.</text:p>
          </table:table-cell>
          <table:table-cell/>
          <table:table-cell office:value-type="string" calcext:value-type="string">
            <text:p>H.M.Is.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Territory of Heard Island and McDonald Islands</text:p>
          </table:table-cell>
          <table:table-cell/>
          <table:table-cell office:value-type="string" calcext:value-type="string">
            <text:p>Heard Island and McDonald Is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31198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Islas Heard y McDonald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SHN</text:p>
          </table:table-cell>
          <table:table-cell table:number-columns-repeated="2" office:value-type="string" calcext:value-type="string">
            <text:p>Saint Helena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aint Helena</text:p>
          </table:table-cell>
          <table:table-cell/>
          <table:table-cell office:value-type="string" calcext:value-type="string">
            <text:p>St.H.</text:p>
          </table:table-cell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Saint Helena, Ascension, and Tristan da Cunha</text:p>
          </table:table-cell>
          <table:table-cell office:value-type="string" calcext:value-type="string">
            <text:p>St. Helena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34" calcext:value-type="float">
            <text:p>4534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34497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Isla Santa Ele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auritius</text:p>
          </table:table-cell>
          <table:table-cell/>
          <table:table-cell office:value-type="string" calcext:value-type="string">
            <text:p>Mus.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Republic of Mauritius</text:p>
          </table:table-cell>
          <table:table-cell table:number-columns-repeated="2" office:value-type="string" calcext:value-type="string">
            <text:p>Mauriti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65711" calcext:value-type="float">
            <text:p>1265711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4048" calcext:value-type="float">
            <text:p>140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27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aurici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os</text:p>
          </table:table-cell>
          <table:table-cell/>
          <table:table-cell office:value-type="string" calcext:value-type="string">
            <text:p>Com.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Union of the Comoros</text:p>
          </table:table-cell>
          <table:table-cell table:number-columns-repeated="2" office:value-type="string" calcext:value-type="string">
            <text:p>Comoro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50886" calcext:value-type="float">
            <text:p>850886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165" calcext:value-type="float">
            <text:p>11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M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970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or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ão Tomé and Principe</text:p>
          </table:table-cell>
          <table:table-cell office:value-type="string" calcext:value-type="string">
            <text:p>ST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Tomé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ão Tomé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ão Tomé and Principe</text:p>
          </table:table-cell>
          <table:table-cell office:value-type="string" calcext:value-type="string">
            <text:p>STP</text:p>
          </table:table-cell>
          <table:table-cell table:number-columns-repeated="2" office:value-type="string" calcext:value-type="string">
            <text:p>São Tomé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ao Tome and Principe</text:p>
          </table:table-cell>
          <table:table-cell/>
          <table:table-cell office:value-type="string" calcext:value-type="string">
            <text:p>S.T.P.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ocratic Republic of São Tomé and Principe</text:p>
          </table:table-cell>
          <table:table-cell table:number-columns-repeated="2" office:value-type="string" calcext:value-type="string">
            <text:p>Sao Tome and Princip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5056" calcext:value-type="float">
            <text:p>215056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418" calcext:value-type="float">
            <text:p>4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TP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39</text:p>
          </table:table-cell>
          <table:table-cell office:value-type="string" calcext:value-type="string">
            <text:p>São Tomé and Príncipe</text:p>
          </table:table-cell>
          <table:table-cell office:value-type="string" calcext:value-type="string">
            <text:p>Santo Tomé y Príncip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Republic of 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bo Verde</text:p>
          </table:table-cell>
          <table:table-cell/>
          <table:table-cell office:value-type="string" calcext:value-type="string">
            <text:p>C.Vd.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Republic of Cabo Verde</text:p>
          </table:table-cell>
          <table:table-cell table:number-columns-repeated="2" office:value-type="string" calcext:value-type="string">
            <text:p>Cabo Verd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49935" calcext:value-type="float">
            <text:p>549935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981" calcext:value-type="float">
            <text:p>19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PV</text:p>
          </table:table-cell>
          <table:table-cell table:number-columns-repeated="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1011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Cabo Verd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public of Malta</text:p>
          </table:table-cell>
          <table:table-cell table:number-columns-repeated="2" office:value-type="string" calcext:value-type="string">
            <text:p>Mal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2653" calcext:value-type="float">
            <text:p>502653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4989" calcext:value-type="float">
            <text:p>149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LT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233</text:p>
          </table:table-cell>
          <table:table-cell table:number-columns-repeated="2" office:value-type="string" calcext:value-type="string">
            <text:p>Malt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Y</text:p>
          </table:table-cell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hannel Islands</text:p>
          </table:table-cell>
          <table:table-cell office:value-type="string" calcext:value-type="string">
            <text:p>Jey.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Bailiwick of Jersey</text:p>
          </table:table-cell>
          <table:table-cell table:number-columns-repeated="2" office:value-type="string" calcext:value-type="string">
            <text:p>Jersey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7800" calcext:value-type="float">
            <text:p>107800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5080" calcext:value-type="float">
            <text:p>50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JEY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785</text:p>
          </table:table-cell>
          <table:table-cell table:number-columns-repeated="2" office:value-type="string" calcext:value-type="string">
            <text:p>Jersey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Channel Islands</text:p>
          </table:table-cell>
          <table:table-cell office:value-type="string" calcext:value-type="string">
            <text:p>Guern.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Bailiwick of Guernsey</text:p>
          </table:table-cell>
          <table:table-cell table:number-columns-repeated="2" office:value-type="string" calcext:value-type="string">
            <text:p>Guernsey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2792" calcext:value-type="float">
            <text:p>62792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3465" calcext:value-type="float">
            <text:p>34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GGY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25230</text:p>
          </table:table-cell>
          <table:table-cell table:number-columns-repeated="2" office:value-type="string" calcext:value-type="string">
            <text:p>Guernsey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MN</text:p>
          </table:table-cell>
          <table:table-cell table:number-columns-repeated="2" office:value-type="string" calcext:value-type="string">
            <text:p>Isle of Man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sle of Man</text:p>
          </table:table-cell>
          <table:table-cell/>
          <table:table-cell office:value-type="string" calcext:value-type="string">
            <text:p>IoMan</text:p>
          </table:table-cell>
          <table:table-cell office:value-type="string" calcext:value-type="string">
            <text:p>IM</text:p>
          </table:table-cell>
          <table:table-cell/>
          <table:table-cell table:number-columns-repeated="2" office:value-type="string" calcext:value-type="string">
            <text:p>Isle of Man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4584" calcext:value-type="float">
            <text:p>84584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7491" calcext:value-type="float">
            <text:p>74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IMN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9676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sla de Ma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nd</text:p>
          </table:table-cell>
          <table:table-cell office:value-type="string" calcext:value-type="string">
            <text:p>ALD</text:p>
          </table:table-cell>
          <table:table-cell office:value-type="string" calcext:value-type="string">
            <text:p>Aland</text:p>
          </table:table-cell>
          <table:table-cell office:value-type="string" calcext:value-type="string">
            <text:p>ALD</text:p>
          </table:table-cell>
          <table:table-cell office:value-type="string" calcext:value-type="string">
            <text:p>Aland</text:p>
          </table:table-cell>
          <table:table-cell office:value-type="string" calcext:value-type="string">
            <text:p>ALD</text:p>
          </table:table-cell>
          <table:table-cell office:value-type="string" calcext:value-type="string">
            <text:p>Åland</text:p>
          </table:table-cell>
          <table:table-cell office:value-type="string" calcext:value-type="string">
            <text:p>Åland Islands</text:p>
          </table:table-cell>
          <table:table-cell office:value-type="string" calcext:value-type="string">
            <text:p>ALD</text:p>
          </table:table-cell>
          <table:table-cell office:value-type="string" calcext:value-type="string">
            <text:p>Åland</text:p>
          </table:table-cell>
          <table:table-cell/>
          <table:table-cell office:value-type="string" calcext:value-type="string">
            <text:p>Åland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Åland Islands</text:p>
          </table:table-cell>
          <table:table-cell/>
          <table:table-cell office:value-type="string" calcext:value-type="string">
            <text:p>Alan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884" calcext:value-type="float">
            <text:p>29884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563" calcext:value-type="float">
            <text:p>156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LD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5689</text:p>
          </table:table-cell>
          <table:table-cell table:number-columns-repeated="2" office:value-type="string" calcext:value-type="string">
            <text:p>Åland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eroe Is.</text:p>
          </table:table-cell>
          <table:table-cell office:value-type="string" calcext:value-type="string">
            <text:p>Fae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eroe Islands</text:p>
          </table:table-cell>
          <table:table-cell/>
          <table:table-cell office:value-type="string" calcext:value-type="string">
            <text:p>Faeroe Is.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øroyar Is. (Faeroe Is.)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aeroe Isla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8678" calcext:value-type="float">
            <text:p>48678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3116" calcext:value-type="float">
            <text:p>31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O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Q4628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Islas Fero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n Ocean Territories</text:p>
          </table:table-cell>
          <table:table-cell office:value-type="string" calcext:value-type="string">
            <text:p>IOA</text:p>
          </table:table-cell>
          <table:table-cell office:value-type="string" calcext:value-type="string">
            <text:p>Indian Ocean Territories</text:p>
          </table:table-cell>
          <table:table-cell office:value-type="string" calcext:value-type="string">
            <text:p>IOA</text:p>
          </table:table-cell>
          <table:table-cell office:value-type="string" calcext:value-type="string">
            <text:p>Indian Ocean Territories</text:p>
          </table:table-cell>
          <table:table-cell office:value-type="string" calcext:value-type="string">
            <text:p>IOA</text:p>
          </table:table-cell>
          <table:table-cell office:value-type="string" calcext:value-type="string">
            <text:p>Indian Ocean Ter.</text:p>
          </table:table-cell>
          <table:table-cell office:value-type="string" calcext:value-type="string">
            <text:p>Indian Ocean Territories</text:p>
          </table:table-cell>
          <table:table-cell office:value-type="string" calcext:value-type="string">
            <text:p>IOA</text:p>
          </table:table-cell>
          <table:table-cell office:value-type="string" calcext:value-type="string">
            <text:p>Indian Ocean Ter.</text:p>
          </table:table-cell>
          <table:table-cell/>
          <table:table-cell office:value-type="string" calcext:value-type="string">
            <text:p>Ind. Oc. Ter.</text:p>
          </table:table-cell>
          <table:table-cell office:value-type="string" calcext:value-type="string">
            <text:p>IOT</text:p>
          </table:table-cell>
          <table:table-cell table:number-columns-repeated="2"/>
          <table:table-cell office:value-type="string" calcext:value-type="string">
            <text:p>Indian Ocean Territori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87" calcext:value-type="float">
            <text:p>2387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4824275</text:p>
          </table:table-cell>
          <table:table-cell office:value-type="string" calcext:value-type="string">
            <text:p>Australian Indian Ocean Territories</text:p>
          </table:table-cell>
          <table:table-cell office:value-type="string" calcext:value-type="string">
            <text:p>Territorios Australianos del Océano Índic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u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Br. Indian Ocean Ter.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Br. Indian Ocean Ter.</text:p>
          </table:table-cell>
          <table:table-cell/>
          <table:table-cell office:value-type="string" calcext:value-type="string">
            <text:p>I.O.T.</text:p>
          </table:table-cell>
          <table:table-cell office:value-type="string" calcext:value-type="string">
            <text:p>IO</text:p>
          </table:table-cell>
          <table:table-cell table:number-columns-repeated="2"/>
          <table:table-cell office:value-type="string" calcext:value-type="string">
            <text:p>British Indian Ocean Territory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Q43448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Territorio Británico del Océano Índic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ing.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Republic of Singapore</text:p>
          </table:table-cell>
          <table:table-cell table:number-columns-repeated="2" office:value-type="string" calcext:value-type="string">
            <text:p>Singapo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03569" calcext:value-type="float">
            <text:p>5703569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372062" calcext:value-type="float">
            <text:p>37206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GP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334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u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FK</text:p>
          </table:table-cell>
          <table:table-cell table:number-columns-repeated="2" office:value-type="string" calcext:value-type="string">
            <text:p>Norfolk Island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orfolk Island</text:p>
          </table:table-cell>
          <table:table-cell/>
          <table:table-cell office:value-type="string" calcext:value-type="string">
            <text:p>Nfk. I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Territory of Norfolk Island</text:p>
          </table:table-cell>
          <table:table-cell table:number-columns-repeated="2" office:value-type="string" calcext:value-type="string">
            <text:p>Norfolk Isla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69" calcext:value-type="float">
            <text:p>2169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FK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31057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Isla Norfolk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ook Is.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ook Is.</text:p>
          </table:table-cell>
          <table:table-cell/>
          <table:table-cell office:value-type="string" calcext:value-type="string">
            <text:p>Cook Is.</text:p>
          </table:table-cell>
          <table:table-cell office:value-type="string" calcext:value-type="string">
            <text:p>CK</text:p>
          </table:table-cell>
          <table:table-cell/>
          <table:table-cell table:number-columns-repeated="2" office:value-type="string" calcext:value-type="string">
            <text:p>Cook Islands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459" calcext:value-type="float">
            <text:p>17459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44" calcext:value-type="float">
            <text:p>2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OK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26988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Islas Cook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table:number-columns-repeated="2"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ga</text:p>
          </table:table-cell>
          <table:table-cell/>
          <table:table-cell office:value-type="string" calcext:value-type="string">
            <text:p>Tong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ingdom of Tonga</text:p>
          </table:table-cell>
          <table:table-cell table:number-columns-repeated="2" office:value-type="string" calcext:value-type="string">
            <text:p>Tong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4494" calcext:value-type="float">
            <text:p>10449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512" calcext:value-type="float">
            <text:p>5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TON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78</text:p>
          </table:table-cell>
          <table:table-cell table:number-columns-repeated="2" office:value-type="string" calcext:value-type="string">
            <text:p>Tong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allis and Futuna Is.</text:p>
          </table:table-cell>
          <table:table-cell office:value-type="string" calcext:value-type="string">
            <text:p>Wallis and Futuna Islands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allis and Futuna Islands</text:p>
          </table:table-cell>
          <table:table-cell/>
          <table:table-cell office:value-type="string" calcext:value-type="string">
            <text:p>Wlf.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 Islands</text:p>
          </table:table-cell>
          <table:table-cell table:number-columns-repeated="2" office:value-type="string" calcext:value-type="string">
            <text:p>Wallis and Futun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1558" calcext:value-type="float">
            <text:p>1155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WLF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35555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Wallis y Futun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Samoa</text:p>
          </table:table-cell>
          <table:table-cell/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Independent State of Samoa</text:p>
          </table:table-cell>
          <table:table-cell table:number-columns-repeated="2" office:value-type="string" calcext:value-type="string">
            <text:p>Samoa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7097" calcext:value-type="float">
            <text:p>197097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852" calcext:value-type="float">
            <text:p>8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WSM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83</text:p>
          </table:table-cell>
          <table:table-cell table:number-columns-repeated="2" office:value-type="string" calcext:value-type="string">
            <text:p>Samo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olomon Is.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olomon Is.</text:p>
          </table:table-cell>
          <table:table-cell/>
          <table:table-cell office:value-type="string" calcext:value-type="string">
            <text:p>S. Is.</text:p>
          </table:table-cell>
          <table:table-cell office:value-type="string" calcext:value-type="string">
            <text:p>SB</text:p>
          </table:table-cell>
          <table:table-cell/>
          <table:table-cell table:number-columns-repeated="2" office:value-type="string" calcext:value-type="string">
            <text:p>Solomon Island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9823" calcext:value-type="float">
            <text:p>669823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589" calcext:value-type="float">
            <text:p>15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LB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85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Islas Salomó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table:number-columns-repeated="2"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uvalu</text:p>
          </table:table-cell>
          <table:table-cell/>
          <table:table-cell office:value-type="string" calcext:value-type="string">
            <text:p>Tuv.</text:p>
          </table:table-cell>
          <table:table-cell office:value-type="string" calcext:value-type="string">
            <text:p>TV</text:p>
          </table:table-cell>
          <table:table-cell table:number-columns-repeated="3" office:value-type="string" calcext:value-type="string">
            <text:p>Tuval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646" calcext:value-type="float">
            <text:p>1164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TUV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72</text:p>
          </table:table-cell>
          <table:table-cell table:number-columns-repeated="2"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aldives</text:p>
          </table:table-cell>
          <table:table-cell/>
          <table:table-cell office:value-type="string" calcext:value-type="string">
            <text:p>Mald.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Republic of Maldives</text:p>
          </table:table-cell>
          <table:table-cell table:number-columns-repeated="2" office:value-type="string" calcext:value-type="string">
            <text:p>Maldiv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30953" calcext:value-type="float">
            <text:p>530953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642" calcext:value-type="float">
            <text:p>56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Q826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aldiv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ru</text:p>
          </table:table-cell>
          <table:table-cell/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ublic of Nauru</text:p>
          </table:table-cell>
          <table:table-cell table:number-columns-repeated="2" office:value-type="string" calcext:value-type="string">
            <text:p>Nauru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581" calcext:value-type="float">
            <text:p>1258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18" calcext:value-type="float">
            <text:p>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RU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97</text:p>
          </table:table-cell>
          <table:table-cell table:number-columns-repeated="2" office:value-type="string" calcext:value-type="string">
            <text:p>Nauru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F.S.M.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ederated States of Micronesia</text:p>
          </table:table-cell>
          <table:table-cell table:number-columns-repeated="2" office:value-type="string" calcext:value-type="string">
            <text:p>Micronesia, Federated States o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3815" calcext:value-type="float">
            <text:p>113815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401" calcext:value-type="float">
            <text:p>4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FSM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702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Estados Federados de Micronesi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Georgia and the Island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outh Georgia and the Island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outh Georgia and the Island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. Geo. and the Is.</text:p>
          </table:table-cell>
          <table:table-cell office:value-type="string" calcext:value-type="string">
            <text:p>South Georgia and the Island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. Geo. and the Is.</text:p>
          </table:table-cell>
          <table:table-cell/>
          <table:table-cell office:value-type="string" calcext:value-type="string">
            <text:p>S.G. &amp; Is.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outh Georgia and the Islands</text:p>
          </table:table-cell>
          <table:table-cell/>
          <table:table-cell office:value-type="string" calcext:value-type="string">
            <text:p>South Georgia and the Islands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Q35086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Islas Georgias del Sur y Sandwich del Su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u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alkland Is.</text:p>
          </table:table-cell>
          <table:table-cell office:value-type="string" calcext:value-type="string">
            <text:p>Falkland Islands / Malvinas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alkland Is.</text:p>
          </table:table-cell>
          <table:table-cell/>
          <table:table-cell office:value-type="string" calcext:value-type="string">
            <text:p>Flk. Is.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Falkland Islands (Islas Malvinas)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Islas Malvinas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98" calcext:value-type="float">
            <text:p>339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82" calcext:value-type="float">
            <text:p>2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. Developed region: nonG7</text:p>
          </table:table-cell>
          <table:table-cell office:value-type="string" calcext:value-type="string">
            <text:p>1. High income: OECD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9648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Islas Malvina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anuatu</text:p>
          </table:table-cell>
          <table:table-cell/>
          <table:table-cell office:value-type="string" calcext:value-type="string">
            <text:p>Van.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Republic of Vanuatu</text:p>
          </table:table-cell>
          <table:table-cell table:number-columns-repeated="2" office:value-type="string" calcext:value-type="string">
            <text:p>Vanuat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9882" calcext:value-type="float">
            <text:p>299882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934" calcext:value-type="float">
            <text:p>9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4. Lower middle income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VUT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86</text:p>
          </table:table-cell>
          <table:table-cell table:number-columns-repeated="2" office:value-type="string" calcext:value-type="string">
            <text:p>Vanuatu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e</text:p>
          </table:table-cell>
          <table:table-cell/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/>
          <table:table-cell table:number-columns-repeated="2" office:value-type="string" calcext:value-type="string">
            <text:p>Niu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0" calcext:value-type="float">
            <text:p>162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NIU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34020</text:p>
          </table:table-cell>
          <table:table-cell table:number-columns-repeated="2" office:value-type="string" calcext:value-type="string">
            <text:p>Niu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table:number-columns-repeated="2"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merican Samoa</text:p>
          </table:table-cell>
          <table:table-cell/>
          <table:table-cell office:value-type="string" calcext:value-type="string">
            <text:p>Am. Samoa</text:p>
          </table:table-cell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merican Samo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12" calcext:value-type="float">
            <text:p>55312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636" calcext:value-type="float">
            <text:p>6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M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16641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Samoa Estadounidens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table:number-columns-repeated="2"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alau</text:p>
          </table:table-cell>
          <table:table-cell/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Republic of Palau</text:p>
          </table:table-cell>
          <table:table-cell table:number-columns-repeated="2" office:value-type="string" calcext:value-type="string">
            <text:p>Pala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008" calcext:value-type="float">
            <text:p>1800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68" calcext:value-type="float">
            <text:p>26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3. Upper middle income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LW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95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alaos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am</text:p>
          </table:table-cell>
          <table:table-cell/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Territory of Guam</text:p>
          </table:table-cell>
          <table:table-cell table:number-columns-repeated="2" office:value-type="string" calcext:value-type="string">
            <text:p>Gua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294" calcext:value-type="float">
            <text:p>16729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5920" calcext:value-type="float">
            <text:p>59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UM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16635</text:p>
          </table:table-cell>
          <table:table-cell table:number-columns-repeated="2" office:value-type="string" calcext:value-type="string">
            <text:p>Guam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N. Mariana Is.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N. Mariana Is.</text:p>
          </table:table-cell>
          <table:table-cell/>
          <table:table-cell office:value-type="string" calcext:value-type="string">
            <text:p>N.M.I.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ommonwealth of the Northern Mariana Islands</text:p>
          </table:table-cell>
          <table:table-cell table:number-columns-repeated="2" office:value-type="string" calcext:value-type="string">
            <text:p>Northern Mariana Isla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216" calcext:value-type="float">
            <text:p>57216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323" calcext:value-type="float">
            <text:p>13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NP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16644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Islas Marianas del Nort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ereign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table:number-columns-repeated="2"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/>
          <table:table-cell office:value-type="string" calcext:value-type="string">
            <text:p>Bahr.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Kingdom of Bahrain</text:p>
          </table:table-cell>
          <table:table-cell table:number-columns-repeated="2" office:value-type="string" calcext:value-type="string">
            <text:p>Bahrai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41172" calcext:value-type="float">
            <text:p>1641172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38574" calcext:value-type="float">
            <text:p>385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HR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Q398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aréi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al Sea Islands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Coral Sea Islands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Coral Sea Islands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Coral Sea Is.</text:p>
          </table:table-cell>
          <table:table-cell office:value-type="string" calcext:value-type="string">
            <text:p>Coral Sea Islands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Coral Sea Is.</text:p>
          </table:table-cell>
          <table:table-cell/>
          <table:table-cell office:value-type="string" calcext:value-type="string">
            <text:p>C.S.I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al Sea Islands Territory</text:p>
          </table:table-cell>
          <table:table-cell/>
          <table:table-cell office:value-type="string" calcext:value-type="string">
            <text:p>Coral Sea Is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AUS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172216</text:p>
          </table:table-cell>
          <table:table-cell office:value-type="string" calcext:value-type="string">
            <text:p>Coral Sea Islands</text:p>
          </table:table-cell>
          <table:table-cell office:value-type="string" calcext:value-type="string">
            <text:p>islas del mar del Coral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P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Spratly Is.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Spratly Is.</text:p>
          </table:table-cell>
          <table:table-cell/>
          <table:table-cell office:value-type="string" calcext:value-type="string">
            <text:p>Spratly Is.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pratly Is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99" calcext:value-type="float">
            <text:p>-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table:number-columns-repeated="4" office:value-type="float" office:value="-99" calcext:value-type="float">
            <text:p>-99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43296</text:p>
          </table:table-cell>
          <table:table-cell office:value-type="string" calcext:value-type="string">
            <text:p>Wake Island</text:p>
          </table:table-cell>
          <table:table-cell office:value-type="string" calcext:value-type="string">
            <text:p>Isla Wake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pperton Island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ipperton Island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ipperton Island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ipperton I.</text:p>
          </table:table-cell>
          <table:table-cell office:value-type="string" calcext:value-type="string">
            <text:p>Clipperton Island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ipperton I.</text:p>
          </table:table-cell>
          <table:table-cell/>
          <table:table-cell office:value-type="string" calcext:value-type="string">
            <text:p>Clp. I.</text:p>
          </table:table-cell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Clipperton Islan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n seas (open ocean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61258</text:p>
          </table:table-cell>
          <table:table-cell office:value-type="string" calcext:value-type="string">
            <text:p>Clipperton Island</text:p>
          </table:table-cell>
          <table:table-cell office:value-type="string" calcext:value-type="string">
            <text:p>Isla Clipperton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ao S.A.R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ao S.A.R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ao S.A.R</text:p>
          </table:table-cell>
          <table:table-cell office:value-type="string" calcext:value-type="string">
            <text:p>MAC</text:p>
          </table:table-cell>
          <table:table-cell table:number-columns-repeated="2" office:value-type="string" calcext:value-type="string">
            <text:p>Maca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ao</text:p>
          </table:table-cell>
          <table:table-cell/>
          <table:table-cell office:value-type="string" calcext:value-type="string">
            <text:p>Mac.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 Special Administrative Region, PRC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Macao SAR, China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445" calcext:value-type="float">
            <text:p>640445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3859" calcext:value-type="float">
            <text:p>5385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 Developing region</text:p>
          </table:table-cell>
          <table:table-cell office:value-type="string" calcext:value-type="string">
            <text:p>2. High income: nonOEC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AC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14773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Maca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hmore and Cartier Islands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shmore and Cartier Islands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shmore and Cartier Islands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shmore and Cartier Is.</text:p>
          </table:table-cell>
          <table:table-cell office:value-type="string" calcext:value-type="string">
            <text:p>Ashmore and Cartier Islands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shmore and Cartier Is.</text:p>
          </table:table-cell>
          <table:table-cell/>
          <table:table-cell office:value-type="string" calcext:value-type="string">
            <text:p>A.C.Is.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erritory of Ashmore and Cartier Islands</text:p>
          </table:table-cell>
          <table:table-cell/>
          <table:table-cell office:value-type="string" calcext:value-type="string">
            <text:p>Ashmore and Cartier Is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133888</text:p>
          </table:table-cell>
          <table:table-cell office:value-type="string" calcext:value-type="string">
            <text:p>Ashmore and Cartier Islands</text:p>
          </table:table-cell>
          <table:table-cell office:value-type="string" calcext:value-type="string">
            <text:p>Islas Ashmore y Cartier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o Nuevo Bank (Petrel Is.)</text:p>
          </table:table-cell>
          <table:table-cell office:value-type="string" calcext:value-type="string">
            <text:p>BJ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 Nuevo Bank (Petrel Is.)</text:p>
          </table:table-cell>
          <table:table-cell office:value-type="string" calcext:value-type="string">
            <text:p>BJN</text:p>
          </table:table-cell>
          <table:table-cell office:value-type="string" calcext:value-type="string">
            <text:p>Bajo Nuevo Bank (Petrel Is.)</text:p>
          </table:table-cell>
          <table:table-cell office:value-type="string" calcext:value-type="string">
            <text:p>BJN</text:p>
          </table:table-cell>
          <table:table-cell office:value-type="string" calcext:value-type="string">
            <text:p>Bajo Nuevo Bank (Petrel Is.)</text:p>
          </table:table-cell>
          <table:table-cell office:value-type="string" calcext:value-type="string">
            <text:p>BJN</text:p>
          </table:table-cell>
          <table:table-cell office:value-type="string" calcext:value-type="string">
            <text:p>Bajo Nuevo Bank</text:p>
          </table:table-cell>
          <table:table-cell office:value-type="string" calcext:value-type="string">
            <text:p>Bajo Nuevo Bank (Petrel Islands)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Bajo Nuevo Bank (Petrel Is.)</text:p>
          </table:table-cell>
          <table:table-cell table:number-columns-repeated="5"/>
          <table:table-cell office:value-type="string" calcext:value-type="string">
            <text:p>Bajo Nuevo Bank (Petrel Is.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257783</text:p>
          </table:table-cell>
          <table:table-cell office:value-type="string" calcext:value-type="string">
            <text:p>Bajo Nuevo Bank</text:p>
          </table:table-cell>
          <table:table-cell office:value-type="string" calcext:value-type="string">
            <text:p>Bajo Nuevo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ranilla Bank</text:p>
          </table:table-cell>
          <table:table-cell office:value-type="string" calcext:value-type="string">
            <text:p>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ranilla Bank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rranilla Bank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rranilla Bank</text:p>
          </table:table-cell>
          <table:table-cell office:value-type="string" calcext:value-type="string">
            <text:p>SER</text:p>
          </table:table-cell>
          <table:table-cell table:number-columns-repeated="2" office:value-type="string" calcext:value-type="string">
            <text:p>Serranilla Bank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erranilla Bank</text:p>
          </table:table-cell>
          <table:table-cell/>
          <table:table-cell office:value-type="string" calcext:value-type="string">
            <text:p>S.B.</text:p>
          </table:table-cell>
          <table:table-cell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Serranilla Ban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Q1169008</text:p>
          </table:table-cell>
          <table:table-cell office:value-type="string" calcext:value-type="string">
            <text:p>Serranilla Bank</text:p>
          </table:table-cell>
          <table:table-cell office:value-type="string" calcext:value-type="string">
            <text:p>Isla Serranilla</text:p>
          </table:table-cell>
        </table:table-row>
        <table:table-row table:style-name="ro1">
          <table:table-cell office:value-type="string" calcext:value-type="string">
            <text:p>Admin-0 countr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carborough Reef</text:p>
          </table:table-cell>
          <table:table-cell office:value-type="string" calcext:value-type="string">
            <text:p>SC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e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rborough Reef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carborough Reef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carborough Reef</text:p>
          </table:table-cell>
          <table:table-cell office:value-type="string" calcext:value-type="string">
            <text:p>SCR</text:p>
          </table:table-cell>
          <table:table-cell table:number-columns-repeated="2" office:value-type="string" calcext:value-type="string">
            <text:p>Scarborough Reef</text:p>
          </table:table-cell>
          <table:table-cell office:value-type="string" calcext:value-type="string">
            <text:p>B70</text:p>
          </table:table-cell>
          <table:table-cell office:value-type="string" calcext:value-type="string">
            <text:p>Scarborough Reef</text:p>
          </table:table-cell>
          <table:table-cell/>
          <table:table-cell office:value-type="string" calcext:value-type="string">
            <text:p>S.R.</text:p>
          </table:table-cell>
          <table:table-cell office:value-type="string" calcext:value-type="string">
            <text:p>S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 Least developed region</text:p>
          </table:table-cell>
          <table:table-cell office:value-type="string" calcext:value-type="string">
            <text:p>5. Low income</text:p>
          </table:table-cell>
          <table:table-cell table:number-columns-repeated="4" office:value-type="float" office:value="-99" calcext:value-type="float">
            <text:p>-99</text:p>
          </table:table-cell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Q628716</text:p>
          </table:table-cell>
          <table:table-cell office:value-type="string" calcext:value-type="string">
            <text:p>Scarborough Shoal</text:p>
          </table:table-cell>
          <table:table-cell office:value-type="string" calcext:value-type="string">
            <text:p>Bajo de Masinl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02T19:04:48.696183734</dc:date>
    <meta:editing-duration>PT8M54S</meta:editing-duration>
    <meta:editing-cycles>3</meta:editing-cycles>
    <meta:document-statistic meta:table-count="1" meta:cell-count="11859" meta:object-count="0"/>
  </office:meta>
</office:document-meta>
</file>